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159pt"/>
    </style:style>
    <style:style style:name="co2" style:family="table-column">
      <style:table-column-properties fo:break-before="auto" style:column-width="200pt"/>
    </style:style>
    <style:style style:name="co3" style:family="table-column">
      <style:table-column-properties fo:break-before="auto" style:column-width="33pt"/>
    </style:style>
    <style:style style:name="co4" style:family="table-column">
      <style:table-column-properties fo:break-before="auto" style:column-width="66pt"/>
    </style:style>
    <style:style style:name="co5" style:family="table-column">
      <style:table-column-properties fo:break-before="auto" style:column-width="60pt"/>
    </style:style>
    <style:style style:name="co6" style:family="table-column">
      <style:table-column-properties fo:break-before="auto" style:column-width="51pt"/>
    </style:style>
    <style:style style:name="co7" style:family="table-column">
      <style:table-column-properties fo:break-before="auto" style:column-width="65pt"/>
    </style:style>
    <style:style style:name="co8" style:family="table-column">
      <style:table-column-properties fo:break-before="auto" style:column-width="220pt"/>
    </style:style>
    <style:style style:name="co9" style:family="table-column">
      <style:table-column-properties fo:break-before="auto" style:column-width="172pt"/>
    </style:style>
    <style:style style:name="co10" style:family="table-column">
      <style:table-column-properties fo:break-before="auto" style:column-width="177pt"/>
    </style:style>
    <style:style style:name="ro1" style:family="table-row">
      <style:table-row-properties fo:break-before="auto" style:row-height="18pt"/>
    </style:style>
    <style:style style:name="ro2" style:family="table-row">
      <style:table-row-properties fo:break-before="auto" style:row-height="12pt"/>
    </style:style>
    <style:style style:name="ce1" style:data-style-name="N2" style:family="table-cell" style:parent-style-name="Default">
      <style:table-cell-properties style:cell-protect="none"/>
      <style:text-properties fo:color="#000000" fo:font-size="10pt"/>
    </style:style>
    <style:style style:name="ce2" style:family="table-cell">
      <style:text-properties fo:color="#000000"/>
    </style:style>
    <style:style style:name="ce3" style:family="table-cell">
      <style:table-cell-properties style:cell-protect="none" style:text-align-source="fix" style:vertical-align="middle"/>
      <style:paragraph-properties fo:text-align="center"/>
      <style:text-properties fo:color="#000000" fo:font-family="Arial" fo:font-size="12pt" fo:font-weight="bold"/>
    </style:style>
    <style:style style:name="ce4" style:family="table-cell"/>
    <style:style style:name="ce5" style:data-style-name="N2" style:family="table-cell" style:parent-style-name="Default">
      <style:table-cell-properties style:cell-protect="none" style:text-align-source="fix" style:vertical-align="middle"/>
      <style:paragraph-properties fo:text-align="center"/>
      <style:text-properties fo:color="#000000" fo:font-size="12pt" fo:font-weight="bold"/>
    </style:style>
    <style:style style:name="ce6" style:family="table-cell" style:parent-style-name="Default">
      <style:table-cell-properties style:cell-protect="none" style:vertical-align="middle"/>
      <style:text-properties fo:color="#000000" fo:font-size="10pt"/>
    </style:style>
    <style:style style:name="ce7" style:family="table-cell">
      <style:table-cell-properties fo:background-color="#ffff99" style:cell-protect="protected" style:vertical-align="middle"/>
      <style:text-properties fo:color="#000000" fo:font-family="Arial" fo:font-size="12pt"/>
    </style:style>
    <style:style style:name="ce8" style:family="table-cell" style:parent-style-name="Default">
      <style:table-cell-properties fo:background-color="#ffff99"/>
    </style:style>
    <style:style style:name="ce9" style:family="table-cell">
      <style:table-cell-properties fo:background-color="#ffffff" style:cell-protect="protected" style:vertical-align="middle"/>
      <style:text-properties fo:color="#000000" fo:font-family="Arial" fo:font-size="12pt"/>
    </style:style>
    <style:style style:name="ce10" style:family="table-cell">
      <style:table-cell-properties fo:background-color="#ffff99" style:cell-protect="none"/>
      <style:text-properties fo:color="#000000" fo:font-family="Arial" fo:font-size="10pt"/>
    </style:style>
    <style:style style:name="ce11" style:family="table-cell">
      <style:table-cell-properties fo:background-color="#ffcc99" style:cell-protect="none"/>
      <style:text-properties fo:color="#000000" fo:font-family="Arial" fo:font-size="10pt"/>
    </style:style>
    <style:style style:name="ce12" style:data-style-name="N2" style:family="table-cell" style:parent-style-name="Default">
      <style:table-cell-properties fo:background-color="#ffff99" style:cell-protect="none"/>
      <style:text-properties fo:color="#000000" fo:font-size="10pt"/>
    </style:style>
    <style:style style:name="ce13" style:family="table-cell">
      <style:table-cell-properties style:cell-protect="none" style:text-align-source="fix"/>
      <style:paragraph-properties fo:text-align="start"/>
      <style:text-properties fo:color="#000000" fo:font-family="Arial" fo:font-size="10pt"/>
    </style:style>
    <style:style style:name="ce14" style:data-style-name="N2" style:family="table-cell" style:parent-style-name="Default">
      <style:table-cell-properties style:cell-protect="none" style:text-align-source="fix"/>
      <style:paragraph-properties fo:text-align="center"/>
      <style:text-properties fo:color="#000000" fo:font-size="10pt"/>
    </style:style>
    <style:style style:name="ce15" style:family="table-cell">
      <style:table-cell-properties fo:background-color="#ffffff" style:cell-protect="none"/>
      <style:text-properties fo:color="#000000" fo:font-family="Arial" fo:font-size="10pt"/>
    </style:style>
    <number:number-style style:name="N2">
      <number:number number:min-integer-digits="1"/>
    </number:number-style>
    <number:currency-style style:name="N1">
      <number:number number:decimal-places="2" number:min-integer-digits="1"/>
      <number:currency-symbol>$</number:currency-symbol>
    </number:currency-style>
  </office:automatic-styles>
  <office:body>
    <office:spreadsheet>
      <table:table table:name="Actions" table:style-name="ta1" table:print-ranges="Actions.A1:Actions.F30">
        <table:table-column table:style-name="co1" table:default-cell-style-name="ce1"/>
        <table:table-column table:style-name="co2" table:default-cell-style-name="ce1"/>
        <table:table-column table:style-name="co3" table:default-cell-style-name="ce1" table:number-columns-repeated="2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 table:number-columns-repeated="2"/>
        <table:table-column table:style-name="co6" table:default-cell-style-name="ce2" table:number-columns-repeated="247"/>
        <table:table-row table:style-name="ro1">
          <table:table-cell office:value-type="string" office:string-value="KDE 3 Name" table:style-name="ce3">
            <text:p>KDE 3 Name</text:p>
          </table:table-cell>
          <table:table-cell office:value-type="string" office:string-value="New Name" table:style-name="ce3">
            <text:p>New Name</text:p>
          </table:table-cell>
          <table:table-cell office:value-type="string" office:string-value="*" table:style-name="ce3">
            <text:p>*</text:p>
          </table:table-cell>
          <table:table-cell office:value-type="string" office:string-value="O" table:style-name="ce3">
            <text:p>O</text:p>
          </table:table-cell>
          <table:table-cell office:value-type="string" office:string-value="Type" table:style-name="ce3">
            <text:p>Type</text:p>
          </table:table-cell>
          <table:table-cell/>
        </table:table-row>
        <table:table-row table:style-name="ro2">
          <table:table-cell office:value-type="string" office:string-value="about" table:style-name="ce4">
            <text:p>about</text:p>
          </table:table-cell>
          <table:table-cell office:value-type="string" office:string-value="help-about-kde" table:style-name="ce4">
            <text:p>help-about-kde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KDE Only" table:style-name="ce4">
            <text:p>KDE Only</text:p>
          </table:table-cell>
          <table:table-cell/>
        </table:table-row>
        <table:table-row table:style-name="ro2">
          <table:table-cell/>
          <table:table-cell office:value-type="string" office:string-value="address-book-new" table:style-name="ce4">
            <text:p>address-book-new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exit" table:style-name="ce4">
            <text:p>exit</text:p>
          </table:table-cell>
          <table:table-cell office:value-type="string" office:string-value="application-exit" table:style-name="ce4">
            <text:p>application-exit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appointment" table:style-name="ce4">
            <text:p>appointment</text:p>
          </table:table-cell>
          <table:table-cell office:value-type="string" office:string-value="appointment-new" table:style-name="ce4">
            <text:p>appointment-new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bookmark_add" table:style-name="ce4">
            <text:p>bookmark_add</text:p>
          </table:table-cell>
          <table:table-cell office:value-type="string" office:string-value="bookmark-new" table:style-name="ce4">
            <text:p>bookmark-new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Tango" table:style-name="ce4">
            <text:p>Tango</text:p>
          </table:table-cell>
          <table:table-cell/>
        </table:table-row>
        <table:table-row table:style-name="ro2">
          <table:table-cell office:value-type="string" office:string-value="identity" table:style-name="ce4">
            <text:p>identity</text:p>
          </table:table-cell>
          <table:table-cell office:value-type="string" office:string-value="contact-new" table:style-name="ce4">
            <text:p>contact-new</text:p>
          </table:table-cell>
          <table:table-cell/>
          <table:table-cell office:value-type="string" office:string-value="-&gt;" table:style-name="ce4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identity" table:style-name="ce4">
            <text:p>identity</text:p>
          </table:table-cell>
          <table:table-cell/>
        </table:table-row>
        <table:table-row table:style-name="ro2">
          <table:table-cell office:value-type="string" office:string-value="button_cancel" table:style-name="ce4">
            <text:p>button_cancel</text:p>
          </table:table-cell>
          <table:table-cell office:value-type="string" office:string-value="dialog-cancel" table:style-name="ce4">
            <text:p>dialog-cancel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fileclose" table:style-name="ce4">
            <text:p>fileclose</text:p>
          </table:table-cell>
          <table:table-cell office:value-type="string" office:string-value="dialog-close" table:style-name="ce4">
            <text:p>dialog-close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dialog-ok" table:style-name="ce4">
            <text:p>dialog-ok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new" table:style-name="ce4">
            <text:p>new</text:p>
          </table:table-cell>
          <table:table-cell/>
        </table:table-row>
        <table:table-row table:style-name="ro2">
          <table:table-cell office:value-type="string" office:string-value="apply" table:style-name="ce4">
            <text:p>apply</text:p>
          </table:table-cell>
          <table:table-cell office:value-type="string" office:string-value="dialog-apply" table:style-name="ce4">
            <text:p>dialog-apply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filenew" table:style-name="ce4">
            <text:p>filenew</text:p>
          </table:table-cell>
          <table:table-cell office:value-type="string" office:string-value="document-new" table:style-name="ce4">
            <text:p>document-new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fileopen" table:style-name="ce4">
            <text:p>fileopen</text:p>
          </table:table-cell>
          <table:table-cell office:value-type="string" office:string-value="document-open" table:style-name="ce4">
            <text:p>document-open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document-open-recent" table:style-name="ce4">
            <text:p>document-open-recent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pagesetup" table:style-name="ce4">
            <text:p>pagesetup</text:p>
          </table:table-cell>
          <table:table-cell office:value-type="string" office:string-value="document-page-setup" table:style-name="ce4">
            <text:p>document-page-setup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fileprint" table:style-name="ce4">
            <text:p>fileprint</text:p>
          </table:table-cell>
          <table:table-cell office:value-type="string" office:string-value="document-print" table:style-name="ce4">
            <text:p>document-print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filequickprint" table:style-name="ce4">
            <text:p>filequickprint</text:p>
          </table:table-cell>
          <table:table-cell office:value-type="string" office:string-value="document-print-preview" table:style-name="ce4">
            <text:p>document-print-preview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document-properties" table:style-name="ce4">
            <text:p>document-properties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revert" table:style-name="ce4">
            <text:p>revert</text:p>
          </table:table-cell>
          <table:table-cell office:value-type="string" office:string-value="document-revert" table:style-name="ce4">
            <text:p>document-revert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filesave" table:style-name="ce4">
            <text:p>filesave</text:p>
          </table:table-cell>
          <table:table-cell office:value-type="string" office:string-value="document-save" table:style-name="ce4">
            <text:p>document-save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filesaveas" table:style-name="ce4">
            <text:p>filesaveas</text:p>
          </table:table-cell>
          <table:table-cell office:value-type="string" office:string-value="document-save-as" table:style-name="ce4">
            <text:p>document-save-as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editclear" table:style-name="ce4">
            <text:p>editclear</text:p>
          </table:table-cell>
          <table:table-cell office:value-type="string" office:string-value="edit-clear" table:style-name="ce4">
            <text:p>edit-clear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Tango" table:style-name="ce4">
            <text:p>Tango</text:p>
          </table:table-cell>
          <table:table-cell/>
        </table:table-row>
        <table:table-row table:style-name="ro2">
          <table:table-cell office:value-type="string" office:string-value="editcopy" table:style-name="ce4">
            <text:p>editcopy</text:p>
          </table:table-cell>
          <table:table-cell office:value-type="string" office:string-value="edit-copy" table:style-name="ce4">
            <text:p>edit-copy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editcut" table:style-name="ce4">
            <text:p>editcut</text:p>
          </table:table-cell>
          <table:table-cell office:value-type="string" office:string-value="edit-cut" table:style-name="ce4">
            <text:p>edit-cut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editdelete" table:style-name="ce4">
            <text:p>editdelete</text:p>
          </table:table-cell>
          <table:table-cell office:value-type="string" office:string-value="edit-delete" table:style-name="ce4">
            <text:p>edit-delete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find" table:style-name="ce4">
            <text:p>find</text:p>
          </table:table-cell>
          <table:table-cell office:value-type="string" office:string-value="edit-find" table:style-name="ce4">
            <text:p>edit-find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edit-find-replace" table:style-name="ce4">
            <text:p>edit-find-replace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editpaste" table:style-name="ce4">
            <text:p>editpaste</text:p>
          </table:table-cell>
          <table:table-cell office:value-type="string" office:string-value="edit-paste" table:style-name="ce4">
            <text:p>edit-paste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redo" table:style-name="ce4">
            <text:p>redo</text:p>
          </table:table-cell>
          <table:table-cell office:value-type="string" office:string-value="edit-redo" table:style-name="ce4">
            <text:p>edit-redo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edit-select-all" table:style-name="ce4">
            <text:p>edit-select-all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undo" table:style-name="ce4">
            <text:p>undo</text:p>
          </table:table-cell>
          <table:table-cell office:value-type="string" office:string-value="edit-undo" table:style-name="ce4">
            <text:p>edit-undo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folder_new" table:style-name="ce4">
            <text:p>folder_new</text:p>
          </table:table-cell>
          <table:table-cell office:value-type="string" office:string-value="folder-new" table:style-name="ce4">
            <text:p>folder-new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unindent" table:style-name="ce4">
            <text:p>unindent</text:p>
          </table:table-cell>
          <table:table-cell office:value-type="string" office:string-value="format-indent-less" table:style-name="ce4">
            <text:p>format-indent-less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indent" table:style-name="ce4">
            <text:p>indent</text:p>
          </table:table-cell>
          <table:table-cell office:value-type="string" office:string-value="format-indent-more" table:style-name="ce4">
            <text:p>format-indent-more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text_center" table:style-name="ce4">
            <text:p>text_center</text:p>
          </table:table-cell>
          <table:table-cell office:value-type="string" office:string-value="format-justify-center" table:style-name="ce4">
            <text:p>format-justify-center</text:p>
          </table:table-cell>
          <table:table-cell/>
          <table:table-cell office:value-type="string" office:string-value="-&gt;" table:style-name="ce4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text-center" table:style-name="ce4">
            <text:p>text-center</text:p>
          </table:table-cell>
          <table:table-cell/>
        </table:table-row>
        <table:table-row table:style-name="ro2">
          <table:table-cell office:value-type="string" office:string-value="text_block" table:style-name="ce4">
            <text:p>text_block</text:p>
          </table:table-cell>
          <table:table-cell office:value-type="string" office:string-value="format-justify-fill" table:style-name="ce4">
            <text:p>format-justify-fill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text_left" table:style-name="ce4">
            <text:p>text_left</text:p>
          </table:table-cell>
          <table:table-cell office:value-type="string" office:string-value="format-justify-left" table:style-name="ce4">
            <text:p>format-justify-left</text:p>
          </table:table-cell>
          <table:table-cell/>
          <table:table-cell office:value-type="string" office:string-value="-&gt;" table:style-name="ce4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text-left" table:style-name="ce4">
            <text:p>text-left</text:p>
          </table:table-cell>
          <table:table-cell/>
        </table:table-row>
        <table:table-row table:style-name="ro2">
          <table:table-cell office:value-type="string" office:string-value="text_right" table:style-name="ce4">
            <text:p>text_right</text:p>
          </table:table-cell>
          <table:table-cell office:value-type="string" office:string-value="format-justify-right" table:style-name="ce4">
            <text:p>format-justify-right</text:p>
          </table:table-cell>
          <table:table-cell/>
          <table:table-cell office:value-type="string" office:string-value="-&gt;" table:style-name="ce4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text-right" table:style-name="ce4">
            <text:p>text-right</text:p>
          </table:table-cell>
          <table:table-cell/>
        </table:table-row>
        <table:table-row table:style-name="ro2">
          <table:table-cell office:value-type="string" office:string-value="text_bold" table:style-name="ce4">
            <text:p>text_bold</text:p>
          </table:table-cell>
          <table:table-cell office:value-type="string" office:string-value="format-text-bold" table:style-name="ce4">
            <text:p>format-text-bold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format-text-direction-ltr" table:style-name="ce4">
            <text:p>format-text-direction-ltr</text:p>
          </table:table-cell>
          <table:table-cell/>
          <table:table-cell/>
          <table:table-cell office:value-type="string" office:string-value="FD.o-CVS" table:style-name="ce4">
            <text:p>FD.o-CVS</text:p>
          </table:table-cell>
          <table:table-cell/>
        </table:table-row>
        <table:table-row table:style-name="ro2">
          <table:table-cell/>
          <table:table-cell office:value-type="string" office:string-value="format-text-direction-rtl" table:style-name="ce4">
            <text:p>format-text-direction-rtl</text:p>
          </table:table-cell>
          <table:table-cell/>
          <table:table-cell/>
          <table:table-cell office:value-type="string" office:string-value="FD.o-CVS" table:style-name="ce4">
            <text:p>FD.o-CVS</text:p>
          </table:table-cell>
          <table:table-cell/>
        </table:table-row>
        <table:table-row table:style-name="ro2">
          <table:table-cell office:value-type="string" office:string-value="text_italic" table:style-name="ce4">
            <text:p>text_italic</text:p>
          </table:table-cell>
          <table:table-cell office:value-type="string" office:string-value="format-text-italic" table:style-name="ce4">
            <text:p>format-text-italic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text_strike" table:style-name="ce4">
            <text:p>text_strike</text:p>
          </table:table-cell>
          <table:table-cell office:value-type="string" office:string-value="format-text-strikethrough" table:style-name="ce4">
            <text:p>format-text-strikethrough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text_under" table:style-name="ce4">
            <text:p>text_under</text:p>
          </table:table-cell>
          <table:table-cell office:value-type="string" office:string-value="format-text-underline" table:style-name="ce4">
            <text:p>format-text-underline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bottom" table:style-name="ce4">
            <text:p>bottom</text:p>
          </table:table-cell>
          <table:table-cell office:value-type="string" office:string-value="go-bottom" table:style-name="ce4">
            <text:p>go-bottom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down" table:style-name="ce4">
            <text:p>down</text:p>
          </table:table-cell>
          <table:table-cell office:value-type="string" office:string-value="go-down" table:style-name="ce4">
            <text:p>go-down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start" table:style-name="ce4">
            <text:p>start</text:p>
          </table:table-cell>
          <table:table-cell office:value-type="string" office:string-value="go-first" table:style-name="ce4">
            <text:p>go-first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gohome" table:style-name="ce4">
            <text:p>gohome</text:p>
          </table:table-cell>
          <table:table-cell office:value-type="string" office:string-value="go-home" table:style-name="ce4">
            <text:p>go-home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go-jump" table:style-name="ce4">
            <text:p>go-jump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rename" table:style-name="ce4">
            <text:p>rename</text:p>
          </table:table-cell>
          <table:table-cell/>
        </table:table-row>
        <table:table-row table:style-name="ro2">
          <table:table-cell office:value-type="string" office:string-value="finish" table:style-name="ce4">
            <text:p>finish</text:p>
          </table:table-cell>
          <table:table-cell office:value-type="string" office:string-value="go-last" table:style-name="ce4">
            <text:p>go-last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forward" table:style-name="ce4">
            <text:p>forward</text:p>
          </table:table-cell>
          <table:table-cell office:value-type="string" office:string-value="go-next" table:style-name="ce4">
            <text:p>go-next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back" table:style-name="ce4">
            <text:p>back</text:p>
          </table:table-cell>
          <table:table-cell office:value-type="string" office:string-value="go-previous" table:style-name="ce4">
            <text:p>go-previous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top" table:style-name="ce4">
            <text:p>top</text:p>
          </table:table-cell>
          <table:table-cell office:value-type="string" office:string-value="go-top" table:style-name="ce4">
            <text:p>go-top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up" table:style-name="ce4">
            <text:p>up</text:p>
          </table:table-cell>
          <table:table-cell office:value-type="string" office:string-value="go-up" table:style-name="ce4">
            <text:p>go-up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help-about" table:style-name="ce4">
            <text:p>help-about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apps/help_index" table:style-name="ce4">
            <text:p>apps/help_index</text:p>
          </table:table-cell>
          <table:table-cell office:value-type="string" office:string-value="help-contents" table:style-name="ce4">
            <text:p>help-contents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help-faq" table:style-name="ce4">
            <text:p>help-faq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insert-image" table:style-name="ce4">
            <text:p>insert-image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insert-link" table:style-name="ce4">
            <text:p>insert-link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insert-object" table:style-name="ce4">
            <text:p>insert-object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insert-text" table:style-name="ce4">
            <text:p>insert-text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add" table:style-name="ce4">
            <text:p>add</text:p>
          </table:table-cell>
          <table:table-cell office:value-type="string" office:string-value="list-add" table:style-name="ce4">
            <text:p>list-add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remove" table:style-name="ce4">
            <text:p>remove</text:p>
          </table:table-cell>
          <table:table-cell office:value-type="string" office:string-value="list-remove" table:style-name="ce4">
            <text:p>list-remove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mail_forward" table:style-name="ce4">
            <text:p>mail_forward</text:p>
          </table:table-cell>
          <table:table-cell office:value-type="string" office:string-value="mail-forward" table:style-name="ce4">
            <text:p>mail-forward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mail-mark-important" table:style-name="ce4">
            <text:p>mail-mark-important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mail_spam" table:style-name="ce4">
            <text:p>mail_spam</text:p>
          </table:table-cell>
          <table:table-cell office:value-type="string" office:string-value="mail-mark-junk" table:style-name="ce4">
            <text:p>mail-mark-junk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mail-mark-not-junk" table:style-name="ce4">
            <text:p>mail-mark-not-junk</text:p>
          </table:table-cell>
          <table:table-cell/>
          <table:table-cell office:value-type="string" office:string-value="-&gt;" table:style-name="ce4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mail-ham" table:style-name="ce4">
            <text:p>mail-ham</text:p>
          </table:table-cell>
          <table:table-cell/>
        </table:table-row>
        <table:table-row table:style-name="ro2">
          <table:table-cell/>
          <table:table-cell office:value-type="string" office:string-value="mail-mark-read" table:style-name="ce4">
            <text:p>mail-mark-read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mail-mark-unread" table:style-name="ce4">
            <text:p>mail-mark-unread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mail_new" table:style-name="ce4">
            <text:p>mail_new</text:p>
          </table:table-cell>
          <table:table-cell office:value-type="string" office:string-value="mail-message-new" table:style-name="ce4">
            <text:p>mail-message-new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mail_replyall" table:style-name="ce4">
            <text:p>mail_replyall</text:p>
          </table:table-cell>
          <table:table-cell office:value-type="string" office:string-value="mail-reply-all" table:style-name="ce4">
            <text:p>mail-reply-all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mail_reply" table:style-name="ce4">
            <text:p>mail_reply</text:p>
          </table:table-cell>
          <table:table-cell office:value-type="string" office:string-value="mail-reply-sender" table:style-name="ce4">
            <text:p>mail-reply-sender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mail_send" table:style-name="ce4">
            <text:p>mail_send</text:p>
          </table:table-cell>
          <table:table-cell office:value-type="string" office:string-value="mail-send" table:style-name="ce4">
            <text:p>mail-send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mail-send-receive" table:style-name="ce4">
            <text:p>mail-send-receive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player_eject" table:style-name="ce4">
            <text:p>player_eject</text:p>
          </table:table-cell>
          <table:table-cell office:value-type="string" office:string-value="media-eject" table:style-name="ce4">
            <text:p>media-eject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player_pause" table:style-name="ce4">
            <text:p>player_pause</text:p>
          </table:table-cell>
          <table:table-cell office:value-type="string" office:string-value="media-playback-pause" table:style-name="ce4">
            <text:p>media-playback-pause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player_play" table:style-name="ce4">
            <text:p>player_play</text:p>
          </table:table-cell>
          <table:table-cell office:value-type="string" office:string-value="media-playback-start" table:style-name="ce4">
            <text:p>media-playback-start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player_stop" table:style-name="ce4">
            <text:p>player_stop</text:p>
          </table:table-cell>
          <table:table-cell office:value-type="string" office:string-value="media-playback-stop" table:style-name="ce4">
            <text:p>media-playback-stop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player_record" table:style-name="ce4">
            <text:p>player_record</text:p>
          </table:table-cell>
          <table:table-cell office:value-type="string" office:string-value="media-record" table:style-name="ce4">
            <text:p>media-record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player_rew" table:style-name="ce4">
            <text:p>player_rew</text:p>
          </table:table-cell>
          <table:table-cell office:value-type="string" office:string-value="media-seek-backward" table:style-name="ce4">
            <text:p>media-seek-backward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player_fwd" table:style-name="ce4">
            <text:p>player_fwd</text:p>
          </table:table-cell>
          <table:table-cell office:value-type="string" office:string-value="media-seek-forward" table:style-name="ce4">
            <text:p>media-seek-forward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player_start" table:style-name="ce4">
            <text:p>player_start</text:p>
          </table:table-cell>
          <table:table-cell office:value-type="string" office:string-value="media-skip-backward" table:style-name="ce4">
            <text:p>media-skip-backward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player_end" table:style-name="ce4">
            <text:p>player_end</text:p>
          </table:table-cell>
          <table:table-cell office:value-type="string" office:string-value="media-skip-forward" table:style-name="ce4">
            <text:p>media-skip-forward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object-flip-horizontal" table:style-name="ce4">
            <text:p>object-flip-horizontal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object-flip-vertical" table:style-name="ce4">
            <text:p>object-flip-vertical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rotate_ccw" table:style-name="ce4">
            <text:p>rotate_ccw</text:p>
          </table:table-cell>
          <table:table-cell office:value-type="string" office:string-value="object-rotate-left" table:style-name="ce4">
            <text:p>object-rotate-left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rotate_cw" table:style-name="ce4">
            <text:p>rotate_cw</text:p>
          </table:table-cell>
          <table:table-cell office:value-type="string" office:string-value="object-rotate-right" table:style-name="ce4">
            <text:p>object-rotate-right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stop" table:style-name="ce4">
            <text:p>stop</text:p>
          </table:table-cell>
          <table:table-cell office:value-type="string" office:string-value="process-stop" table:style-name="ce4">
            <text:p>process-stop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Tango" table:style-name="ce4">
            <text:p>Tango</text:p>
          </table:table-cell>
          <table:table-cell/>
        </table:table-row>
        <table:table-row table:style-name="ro2">
          <table:table-cell office:value-type="string" office:string-value="lock" table:style-name="ce4">
            <text:p>lock</text:p>
          </table:table-cell>
          <table:table-cell office:value-type="string" office:string-value="system-lock-screen" table:style-name="ce4">
            <text:p>system-lock-screen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exit" table:style-name="ce4">
            <text:p>exit</text:p>
          </table:table-cell>
          <table:table-cell office:value-type="string" office:string-value="system-log-out" table:style-name="ce4">
            <text:p>system-log-out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run" table:style-name="ce4">
            <text:p>run</text:p>
          </table:table-cell>
          <table:table-cell office:value-type="string" office:string-value="system-run" table:style-name="ce4">
            <text:p>system-run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search" table:style-name="ce4">
            <text:p>search</text:p>
          </table:table-cell>
          <table:table-cell office:value-type="string" office:string-value="system-search" table:style-name="ce4">
            <text:p>system-search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tab_breakoff" table:style-name="ce4">
            <text:p>tab_breakoff</text:p>
          </table:table-cell>
          <table:table-cell office:value-type="string" office:string-value="tab-detach" table:style-name="ce4">
            <text:p>tab-detach</text:p>
          </table:table-cell>
          <table:table-cell/>
          <table:table-cell office:value-type="string" office:string-value="-&gt;" table:style-name="ce4">
            <text:p>-&gt;</text:p>
          </table:table-cell>
          <table:table-cell office:value-type="string" office:string-value="new" table:style-name="ce4">
            <text:p>new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tab-breakoff" table:style-name="ce4">
            <text:p>tab-breakoff</text:p>
          </table:table-cell>
          <table:table-cell/>
        </table:table-row>
        <table:table-row table:style-name="ro2">
          <table:table-cell office:value-type="string" office:string-value="tab_duplicate" table:style-name="ce4">
            <text:p>tab_duplicate</text:p>
          </table:table-cell>
          <table:table-cell office:value-type="string" office:string-value="tab-duplicate" table:style-name="ce4">
            <text:p>tab-duplicate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new" table:style-name="ce4">
            <text:p>new</text:p>
          </table:table-cell>
          <table:table-cell/>
        </table:table-row>
        <table:table-row table:style-name="ro2">
          <table:table-cell office:value-type="string" office:string-value="tab_move_left" table:style-name="ce4">
            <text:p>tab_move_left</text:p>
          </table:table-cell>
          <table:table-cell office:value-type="string" office:string-value="tab-move-left" table:style-name="ce4">
            <text:p>tab-move-left</text:p>
          </table:table-cell>
          <table:table-cell/>
          <table:table-cell/>
          <table:table-cell office:value-type="string" office:string-value="new" table:style-name="ce4">
            <text:p>new</text:p>
          </table:table-cell>
          <table:table-cell/>
        </table:table-row>
        <table:table-row table:style-name="ro2">
          <table:table-cell office:value-type="string" office:string-value="tab_move_right" table:style-name="ce4">
            <text:p>tab_move_right</text:p>
          </table:table-cell>
          <table:table-cell office:value-type="string" office:string-value="tab-move-right" table:style-name="ce4">
            <text:p>tab-move-right</text:p>
          </table:table-cell>
          <table:table-cell/>
          <table:table-cell/>
          <table:table-cell office:value-type="string" office:string-value="new" table:style-name="ce4">
            <text:p>new</text:p>
          </table:table-cell>
          <table:table-cell/>
        </table:table-row>
        <table:table-row table:style-name="ro2">
          <table:table-cell office:value-type="string" office:string-value="tab_new" table:style-name="ce4">
            <text:p>tab_new</text:p>
          </table:table-cell>
          <table:table-cell office:value-type="string" office:string-value="tab-new" table:style-name="ce4">
            <text:p>tab-new</text:p>
          </table:table-cell>
          <table:table-cell/>
          <table:table-cell office:value-type="string" office:string-value="-&gt;" table:style-name="ce4">
            <text:p>-&gt;</text:p>
          </table:table-cell>
          <table:table-cell office:value-type="string" office:string-value="Tango" table:style-name="ce4">
            <text:p>Tang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tab-new-raised" table:style-name="ce4">
            <text:p>tab-new-raised</text:p>
          </table:table-cell>
          <table:table-cell/>
        </table:table-row>
        <table:table-row table:style-name="ro2">
          <table:table-cell office:value-type="string" office:string-value="tab_new_bg" table:style-name="ce4">
            <text:p>tab_new_bg</text:p>
          </table:table-cell>
          <table:table-cell office:value-type="string" office:string-value="tab-new-background" table:style-name="ce4">
            <text:p>tab-new-background</text:p>
          </table:table-cell>
          <table:table-cell/>
          <table:table-cell office:value-type="string" office:string-value="-&gt;" table:style-name="ce4">
            <text:p>-&gt;</text:p>
          </table:table-cell>
          <table:table-cell office:value-type="string" office:string-value="new" table:style-name="ce4">
            <text:p>new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tab-new" table:style-name="ce4">
            <text:p>tab-new</text:p>
          </table:table-cell>
          <table:table-cell/>
        </table:table-row>
        <table:table-row table:style-name="ro2">
          <table:table-cell office:value-type="string" office:string-value="tab_remove" table:style-name="ce4">
            <text:p>tab_remove</text:p>
          </table:table-cell>
          <table:table-cell office:value-type="string" office:string-value="tab-remove" table:style-name="ce4">
            <text:p>tab-remove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new" table:style-name="ce4">
            <text:p>new</text:p>
          </table:table-cell>
          <table:table-cell/>
        </table:table-row>
        <table:table-row table:style-name="ro2">
          <table:table-cell office:value-type="string" office:string-value="tab_remove_other" table:style-name="ce4">
            <text:p>tab_remove_other</text:p>
          </table:table-cell>
          <table:table-cell office:value-type="string" office:string-value="tab-remove-other" table:style-name="ce4">
            <text:p>tab-remove-other</text:p>
          </table:table-cell>
          <table:table-cell/>
          <table:table-cell/>
          <table:table-cell office:value-type="string" office:string-value="new" table:style-name="ce4">
            <text:p>new</text:p>
          </table:table-cell>
          <table:table-cell/>
        </table:table-row>
        <table:table-row table:style-name="ro2">
          <table:table-cell office:value-type="string" office:string-value="spellcheck" table:style-name="ce4">
            <text:p>spellcheck</text:p>
          </table:table-cell>
          <table:table-cell office:value-type="string" office:string-value="tools-check-spelling" table:style-name="ce4">
            <text:p>tools-check-spelling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add_user" table:style-name="ce4">
            <text:p>add_user</text:p>
          </table:table-cell>
          <table:table-cell office:value-type="string" office:string-value="user-add" table:style-name="ce4">
            <text:p>user-add</text:p>
          </table:table-cell>
          <table:table-cell/>
          <table:table-cell office:value-type="string" office:string-value="-&gt;" table:style-name="ce4">
            <text:p>-&gt;</text:p>
          </table:table-cell>
          <table:table-cell office:value-type="string" office:string-value="new" table:style-name="ce4">
            <text:p>new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add-user" table:style-name="ce4">
            <text:p>add-user</text:p>
          </table:table-cell>
          <table:table-cell/>
        </table:table-row>
        <table:table-row table:style-name="ro2">
          <table:table-cell office:value-type="string" office:string-value="delets_user" table:style-name="ce4">
            <text:p>delets_user</text:p>
          </table:table-cell>
          <table:table-cell office:value-type="string" office:string-value="user-delete" table:style-name="ce4">
            <text:p>user-delete</text:p>
          </table:table-cell>
          <table:table-cell/>
          <table:table-cell office:value-type="string" office:string-value="-&gt;" table:style-name="ce4">
            <text:p>-&gt;</text:p>
          </table:table-cell>
          <table:table-cell office:value-type="string" office:string-value="new" table:style-name="ce4">
            <text:p>new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delete-user" table:style-name="ce4">
            <text:p>delete-user</text:p>
          </table:table-cell>
          <table:table-cell/>
        </table:table-row>
        <table:table-row table:style-name="ro2">
          <table:table-cell office:value-type="string" office:string-value="edit_user" table:style-name="ce4">
            <text:p>edit_user</text:p>
          </table:table-cell>
          <table:table-cell office:value-type="string" office:string-value="user-edit" table:style-name="ce4">
            <text:p>user-edit</text:p>
          </table:table-cell>
          <table:table-cell/>
          <table:table-cell office:value-type="string" office:string-value="-&gt;" table:style-name="ce4">
            <text:p>-&gt;</text:p>
          </table:table-cell>
          <table:table-cell office:value-type="string" office:string-value="new" table:style-name="ce4">
            <text:p>new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edit-user" table:style-name="ce4">
            <text:p>edit-user</text:p>
          </table:table-cell>
          <table:table-cell/>
        </table:table-row>
        <table:table-row table:style-name="ro2">
          <table:table-cell office:value-type="string" office:string-value="view_fit_height" table:style-name="ce4">
            <text:p>view_fit_height</text:p>
          </table:table-cell>
          <table:table-cell office:value-type="string" office:string-value="view-fit-height" table:style-name="ce4">
            <text:p>view-fit-height</text:p>
          </table:table-cell>
          <table:table-cell/>
          <table:table-cell/>
          <table:table-cell office:value-type="string" office:string-value="new" table:style-name="ce4">
            <text:p>new</text:p>
          </table:table-cell>
          <table:table-cell/>
        </table:table-row>
        <table:table-row table:style-name="ro2">
          <table:table-cell office:value-type="string" office:string-value="view_fit_width" table:style-name="ce4">
            <text:p>view_fit_width</text:p>
          </table:table-cell>
          <table:table-cell office:value-type="string" office:string-value="view-fit-width" table:style-name="ce4">
            <text:p>view-fit-width</text:p>
          </table:table-cell>
          <table:table-cell/>
          <table:table-cell/>
          <table:table-cell office:value-type="string" office:string-value="new" table:style-name="ce4">
            <text:p>new</text:p>
          </table:table-cell>
          <table:table-cell/>
        </table:table-row>
        <table:table-row table:style-name="ro2">
          <table:table-cell office:value-type="string" office:string-value="view_fit_window" table:style-name="ce4">
            <text:p>view_fit_window</text:p>
          </table:table-cell>
          <table:table-cell office:value-type="string" office:string-value="view-fit-window" table:style-name="ce4">
            <text:p>view-fit-window</text:p>
          </table:table-cell>
          <table:table-cell/>
          <table:table-cell/>
          <table:table-cell office:value-type="string" office:string-value="new" table:style-name="ce4">
            <text:p>new</text:p>
          </table:table-cell>
          <table:table-cell/>
        </table:table-row>
        <table:table-row table:style-name="ro2">
          <table:table-cell office:value-type="string" office:string-value="window_fullscreen" table:style-name="ce4">
            <text:p>window_fullscreen</text:p>
          </table:table-cell>
          <table:table-cell office:value-type="string" office:string-value="view-fullscreen" table:style-name="ce4">
            <text:p>view-fullscreen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next" table:style-name="ce4">
            <text:p>next</text:p>
          </table:table-cell>
          <table:table-cell office:value-type="string" office:string-value="view-next" table:style-name="ce4">
            <text:p>view-next</text:p>
          </table:table-cell>
          <table:table-cell/>
          <table:table-cell/>
          <table:table-cell office:value-type="string" office:string-value="new" table:style-name="ce4">
            <text:p>new</text:p>
          </table:table-cell>
          <table:table-cell/>
        </table:table-row>
        <table:table-row table:style-name="ro2">
          <table:table-cell office:value-type="string" office:string-value="previous" table:style-name="ce4">
            <text:p>previous</text:p>
          </table:table-cell>
          <table:table-cell office:value-type="string" office:string-value="view-previous" table:style-name="ce4">
            <text:p>view-previous</text:p>
          </table:table-cell>
          <table:table-cell/>
          <table:table-cell/>
          <table:table-cell office:value-type="string" office:string-value="new" table:style-name="ce4">
            <text:p>new</text:p>
          </table:table-cell>
          <table:table-cell/>
        </table:table-row>
        <table:table-row table:style-name="ro2">
          <table:table-cell office:value-type="string" office:string-value="reload" table:style-name="ce4">
            <text:p>reload</text:p>
          </table:table-cell>
          <table:table-cell office:value-type="string" office:string-value="view-refresh" table:style-name="ce4">
            <text:p>view-refresh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window_nofullscreen" table:style-name="ce4">
            <text:p>window_nofullscreen</text:p>
          </table:table-cell>
          <table:table-cell office:value-type="string" office:string-value="view-restore" table:style-name="ce4">
            <text:p>view-restore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sort_incr" table:style-name="ce4">
            <text:p>sort_incr</text:p>
          </table:table-cell>
          <table:table-cell office:value-type="string" office:string-value="view-sort-ascending" table:style-name="ce4">
            <text:p>view-sort-ascending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sort_decrease" table:style-name="ce4">
            <text:p>sort_decrease</text:p>
          </table:table-cell>
          <table:table-cell office:value-type="string" office:string-value="view-sort-descending" table:style-name="ce4">
            <text:p>view-sort-descending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window-close" table:style-name="ce4">
            <text:p>window-close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window_new" table:style-name="ce4">
            <text:p>window_new</text:p>
          </table:table-cell>
          <table:table-cell office:value-type="string" office:string-value="window-new" table:style-name="ce4">
            <text:p>window-new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viewmagfit" table:style-name="ce4">
            <text:p>viewmagfit</text:p>
          </table:table-cell>
          <table:table-cell office:value-type="string" office:string-value="zoom-best-fit" table:style-name="ce4">
            <text:p>zoom-best-fit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viewmag+" table:style-name="ce4">
            <text:p>viewmag+</text:p>
          </table:table-cell>
          <table:table-cell office:value-type="string" office:string-value="zoom-in" table:style-name="ce4">
            <text:p>zoom-in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viewmag1" table:style-name="ce4">
            <text:p>viewmag1</text:p>
          </table:table-cell>
          <table:table-cell office:value-type="string" office:string-value="zoom-original" table:style-name="ce4">
            <text:p>zoom-original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viewmag-" table:style-name="ce4">
            <text:p>viewmag-</text:p>
          </table:table-cell>
          <table:table-cell office:value-type="string" office:string-value="zoom-out" table:style-name="ce4">
            <text:p>zoom-out</text:p>
          </table:table-cell>
          <table:table-cell/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1day" table:style-name="ce4">
            <text:p>1day</text:p>
          </table:table-cell>
          <table:table-cell/>
          <table:table-cell/>
          <table:table-cell office:value-type="string" office:string-value="OK" table:style-name="ce4">
            <text:p>OK</text:p>
          </table:table-cell>
          <table:table-cell/>
        </table:table-row>
        <table:table-row table:style-name="ro2">
          <table:table-cell office:value-type="string" office:string-value="5days" table:style-name="ce4">
            <text:p>5days</text:p>
          </table:table-cell>
          <table:table-cell/>
          <table:table-cell/>
          <table:table-cell office:value-type="string" office:string-value="OK" table:style-name="ce4">
            <text:p>OK</text:p>
          </table:table-cell>
          <table:table-cell/>
        </table:table-row>
        <table:table-row table:style-name="ro2">
          <table:table-cell office:value-type="string" office:string-value="7days" table:style-name="ce4">
            <text:p>7days</text:p>
          </table:table-cell>
          <table:table-cell/>
          <table:table-cell/>
          <table:table-cell office:value-type="string" office:string-value="OK" table:style-name="ce4">
            <text:p>OK</text:p>
          </table:table-cell>
          <table:table-cell/>
        </table:table-row>
        <table:table-row table:style-name="ro2">
          <table:table-cell office:value-type="string" office:string-value="centrejust" table:style-name="ce4">
            <text:p>centrejust</text:p>
          </table:table-cell>
          <table:table-cell/>
          <table:table-cell/>
          <table:table-cell office:value-type="string" office:string-value="-&gt;" table:style-name="ce4">
            <text:p>-&gt;</text:p>
          </table:table-cell>
          <table:table-cell/>
          <table:table-cell office:value-type="string" office:string-value="remove" table:style-name="ce4">
            <text:p>remove</text:p>
          </table:table-cell>
          <table:table-cell/>
        </table:table-row>
        <table:table-row table:style-name="ro2" table:number-rows-repeated="32643">
          <table:table-cell/>
        </table:table-row>
      </table:table>
      <table:table table:name="Animations" table:style-name="ta1" table:print-ranges="Animations.A1:Animations.F30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 table:number-columns-repeated="2"/>
        <table:table-column table:style-name="co6" table:default-cell-style-name="ce2" table:number-columns-repeated="248"/>
        <table:table-row table:style-name="ro1">
          <table:table-cell office:value-type="string" office:string-value="KDE 3 Name" table:style-name="ce3">
            <text:p>KDE 3 Name</text:p>
          </table:table-cell>
          <table:table-cell office:value-type="string" office:string-value="New Name" table:style-name="ce3">
            <text:p>New Name</text:p>
          </table:table-cell>
          <table:table-cell office:value-type="string" office:string-value="O" table:style-name="ce3">
            <text:p>O</text:p>
          </table:table-cell>
          <table:table-cell office:value-type="string" office:string-value="Type" table:style-name="ce3">
            <text:p>Type</text:p>
          </table:table-cell>
          <table:table-cell/>
        </table:table-row>
        <table:table-row table:style-name="ro2">
          <table:table-cell office:value-type="string" office:string-value="kde" table:style-name="ce4">
            <text:p>kde</text:p>
          </table:table-cell>
          <table:table-cell office:value-type="string" office:string-value="process-working" table:style-name="ce4">
            <text:p>process-working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 table:number-rows-repeated="32765">
          <table:table-cell/>
        </table:table-row>
      </table:table>
      <table:table table:name="Applications" table:style-name="ta1" table:print-ranges="Applications.A1:Applications.F30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6" table:default-cell-style-name="ce2" table:number-columns-repeated="249"/>
        <table:table-row table:style-name="ro1">
          <table:table-cell office:value-type="string" office:string-value="KDE 3 Name" table:style-name="ce3">
            <text:p>KDE 3 Name</text:p>
          </table:table-cell>
          <table:table-cell office:value-type="string" office:string-value="New Name" table:style-name="ce3">
            <text:p>New Name</text:p>
          </table:table-cell>
          <table:table-cell office:value-type="string" office:string-value="O" table:style-name="ce3">
            <text:p>O</text:p>
          </table:table-cell>
          <table:table-cell office:value-type="string" office:string-value="Type" table:style-name="ce3">
            <text:p>Type</text:p>
          </table:table-cell>
          <table:table-cell table:style-name="ce5"/>
          <table:table-cell/>
        </table:table-row>
        <table:table-row table:style-name="ro2">
          <table:table-cell office:value-type="string" office:string-value="kcalc" table:style-name="ce4">
            <text:p>kcalc</text:p>
          </table:table-cell>
          <table:table-cell office:value-type="string" office:string-value="accessories-calculator" table:style-name="ce4">
            <text:p>accessories-calculator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kcalc" table:style-name="ce4">
            <text:p>kcalc</text:p>
          </table:table-cell>
          <table:table-cell/>
        </table:table-row>
        <table:table-row table:style-name="ro2">
          <table:table-cell office:value-type="string" office:string-value="kcharselect" table:style-name="ce4">
            <text:p>kcharselect</text:p>
          </table:table-cell>
          <table:table-cell office:value-type="string" office:string-value="accessories-character-map" table:style-name="ce4">
            <text:p>accessories-character-map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kdict" table:style-name="ce4">
            <text:p>kdict</text:p>
          </table:table-cell>
          <table:table-cell office:value-type="string" office:string-value="accessories-dictionary" table:style-name="ce4">
            <text:p>accessories-dictionary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kwrite" table:style-name="ce4">
            <text:p>kwrite</text:p>
          </table:table-cell>
          <table:table-cell office:value-type="string" office:string-value="accessories-text-editor" table:style-name="ce4">
            <text:p>accessories-text-editor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kwrite" table:style-name="ce4">
            <text:p>kwrite</text:p>
          </table:table-cell>
          <table:table-cell/>
        </table:table-row>
        <table:table-row table:style-name="ro2">
          <table:table-cell office:value-type="string" office:string-value="khelpcenter" table:style-name="ce4">
            <text:p>khelpcenter</text:p>
          </table:table-cell>
          <table:table-cell office:value-type="string" office:string-value="help-browser" table:style-name="ce4">
            <text:p>help-browser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khelpcenter" table:style-name="ce4">
            <text:p>khelpcenter</text:p>
          </table:table-cell>
          <table:table-cell/>
        </table:table-row>
        <table:table-row table:style-name="ro2">
          <table:table-cell office:value-type="string" office:string-value="kmix" table:style-name="ce4">
            <text:p>kmix</text:p>
          </table:table-cell>
          <table:table-cell office:value-type="string" office:string-value="multimedia-volume-control" table:style-name="ce4">
            <text:p>multimedia-volume-control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access" table:style-name="ce4">
            <text:p>access</text:p>
          </table:table-cell>
          <table:table-cell office:value-type="string" office:string-value="preferences-desktop-accessibility" table:style-name="ce4">
            <text:p>preferences-desktop-accessibility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fonts" table:style-name="ce4">
            <text:p>fonts</text:p>
          </table:table-cell>
          <table:table-cell office:value-type="string" office:string-value="preferences-desktop-font" table:style-name="ce4">
            <text:p>preferences-desktop-font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keyboard" table:style-name="ce4">
            <text:p>keyboard</text:p>
          </table:table-cell>
          <table:table-cell office:value-type="string" office:string-value="preferences-desktop-keyboard" table:style-name="ce4">
            <text:p>preferences-desktop-keyboard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locale" table:style-name="ce4">
            <text:p>locale</text:p>
          </table:table-cell>
          <table:table-cell office:value-type="string" office:string-value="preferences-desktop-locale" table:style-name="ce4">
            <text:p>preferences-desktop-locale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multimedia" table:style-name="ce4">
            <text:p>multimedia</text:p>
          </table:table-cell>
          <table:table-cell office:value-type="string" office:string-value="preferences-desktop-multimedia" table:style-name="ce4">
            <text:p>preferences-desktop-multimedia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kscreensaver" table:style-name="ce4">
            <text:p>kscreensaver</text:p>
          </table:table-cell>
          <table:table-cell office:value-type="string" office:string-value="preferences-desktop-screensaver" table:style-name="ce4">
            <text:p>preferences-desktop-screensaver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kthememgr" table:style-name="ce4">
            <text:p>kthememgr</text:p>
          </table:table-cell>
          <table:table-cell office:value-type="string" office:string-value="preferences-desktop-theme" table:style-name="ce4">
            <text:p>preferences-desktop-theme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background" table:style-name="ce4">
            <text:p>background</text:p>
          </table:table-cell>
          <table:table-cell office:value-type="string" office:string-value="preferences-desktop-wallpaper" table:style-name="ce4">
            <text:p>preferences-desktop-wallpaper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kfm" table:style-name="ce4">
            <text:p>kfm</text:p>
          </table:table-cell>
          <table:table-cell office:value-type="string" office:string-value="system-file-manager" table:style-name="ce4">
            <text:p>system-file-manager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system-software-update" table:style-name="ce4">
            <text:p>system-software-update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ksysguard" table:style-name="ce4">
            <text:p>ksysguard</text:p>
          </table:table-cell>
          <table:table-cell office:value-type="string" office:string-value="utilities-system-monitor" table:style-name="ce4">
            <text:p>utilities-system-monitor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konsole" table:style-name="ce4">
            <text:p>konsole</text:p>
          </table:table-cell>
          <table:table-cell office:value-type="string" office:string-value="utilities-terminal" table:style-name="ce4">
            <text:p>utilities-terminal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konsole" table:style-name="ce4">
            <text:p>konsole</text:p>
          </table:table-cell>
          <table:table-cell/>
        </table:table-row>
        <table:table-row table:style-name="ro2">
          <table:table-cell office:value-type="string" office:string-value="kfm_home" table:style-name="ce4">
            <text:p>kfm_home</text:p>
          </table:table-cell>
          <table:table-cell/>
          <table:table-cell table:number-columns-repeated="2"/>
          <table:table-cell office:value-type="string" office:string-value="use" table:style-name="ce4">
            <text:p>use</text:p>
          </table:table-cell>
          <table:table-cell office:value-type="string" office:string-value="actions-go-home" table:style-name="ce4">
            <text:p>actions-go-home</text:p>
          </table:table-cell>
          <table:table-cell/>
        </table:table-row>
        <table:table-row table:style-name="ro2" table:number-rows-repeated="32747">
          <table:table-cell/>
        </table:table-row>
      </table:table>
      <table:table table:name="Categories" table:style-name="ta1" table:print-ranges="Categories.A1:Categories.F30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2" table:number-columns-repeated="250"/>
        <table:table-row table:style-name="ro1">
          <table:table-cell office:value-type="string" office:string-value="KDE 3 Name" table:style-name="ce3">
            <text:p>KDE 3 Name</text:p>
          </table:table-cell>
          <table:table-cell office:value-type="string" office:string-value="New Name" table:style-name="ce3">
            <text:p>New Name</text:p>
          </table:table-cell>
          <table:table-cell office:value-type="string" office:string-value="O" table:style-name="ce3">
            <text:p>O</text:p>
          </table:table-cell>
          <table:table-cell office:value-type="string" office:string-value="Type" table:style-name="ce3">
            <text:p>Type</text:p>
          </table:table-cell>
          <table:table-cell/>
        </table:table-row>
        <table:table-row table:style-name="ro2">
          <table:table-cell office:value-type="string" office:string-value="apps/package_applications" table:style-name="ce6">
            <text:p>apps/package_applications</text:p>
          </table:table-cell>
          <table:table-cell office:value-type="string" office:string-value="applications" table:style-name="ce7">
            <text:p>applications</text:p>
          </table:table-cell>
          <table:table-cell office:value-type="string" office:string-value="No" table:style-name="ce8">
            <text:p>No</text:p>
          </table:table-cell>
          <table:table-cell office:value-type="string" office:string-value="KDE only" table:style-name="ce7">
            <text:p>KDE only</text:p>
          </table:table-cell>
          <table:table-cell office:value-type="string" office:string-value="link to" table:style-name="ce7">
            <text:p>link to</text:p>
          </table:table-cell>
          <table:table-cell office:value-type="string" office:string-value="applications-other" table:style-name="ce7">
            <text:p>applications-other</text:p>
          </table:table-cell>
          <table:table-cell/>
        </table:table-row>
        <table:table-row table:style-name="ro2">
          <table:table-cell table:style-name="custom-style1"/>
          <table:table-cell office:value-type="string" office:string-value="applications-accessories" table:style-name="ce4">
            <text:p>applications-accessories</text:p>
          </table:table-cell>
          <table:table-cell/>
          <table:table-cell office:value-type="string" office:string-value="FD.o" table:style-name="ce4">
            <text:p>FD.o</text:p>
          </table:table-cell>
          <table:table-cell table:number-columns-repeated="2"/>
        </table:table-row>
        <table:table-row table:style-name="ro2">
          <table:table-cell office:value-type="string" office:string-value="apps/package_development" table:style-name="ce4">
            <text:p>apps/package_development</text:p>
          </table:table-cell>
          <table:table-cell office:value-type="string" office:string-value="applications-development" table:style-name="ce4">
            <text:p>applications-development</text:p>
          </table:table-cell>
          <table:table-cell office:value-type="string" office:string-value="'-&gt;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actions-package_development" table:style-name="ce4">
            <text:p>actions-package_development</text:p>
          </table:table-cell>
          <table:table-cell/>
        </table:table-row>
        <table:table-row table:style-name="ro2">
          <table:table-cell office:value-type="string" office:string-value="apps/package_editors" table:style-name="ce4">
            <text:p>apps/package_editors</text:p>
          </table:table-cell>
          <table:table-cell office:value-type="string" office:string-value="applications-editors" table:style-name="ce9">
            <text:p>applications-editors</text:p>
          </table:table-cell>
          <table:table-cell/>
          <table:table-cell office:value-type="string" office:string-value="old">
            <text:p>old</text:p>
          </table:table-cell>
          <table:table-cell table:number-columns-repeated="2"/>
        </table:table-row>
        <table:table-row table:style-name="ro2">
          <table:table-cell office:value-type="string" office:string-value="apps/package_edutainment" table:style-name="ce4">
            <text:p>apps/package_edutainment</text:p>
          </table:table-cell>
          <table:table-cell office:value-type="string" office:string-value="applications-education" table:style-name="ce4">
            <text:p>applications-education</text:p>
          </table:table-cell>
          <table:table-cell/>
          <table:table-cell office:value-type="string" office:string-value="new" table:style-name="ce4">
            <text:p>new</text:p>
          </table:table-cell>
          <table:table-cell table:number-columns-repeated="2"/>
        </table:table-row>
        <table:table-row table:style-name="ro2">
          <table:table-cell/>
          <table:table-cell office:value-type="string" office:string-value="applications-engineering" table:style-name="ce4">
            <text:p>applications-engineering</text:p>
          </table:table-cell>
          <table:table-cell/>
          <table:table-cell office:value-type="string" office:string-value="FD.o" table:style-name="ce4">
            <text:p>FD.o</text:p>
          </table:table-cell>
          <table:table-cell table:number-columns-repeated="2"/>
        </table:table-row>
        <table:table-row table:style-name="ro2">
          <table:table-cell office:value-type="string" office:string-value="apps/package_favourite" table:style-name="ce4">
            <text:p>apps/package_favourite</text:p>
          </table:table-cell>
          <table:table-cell office:value-type="string" office:string-value="applications-favorite" table:style-name="ce4">
            <text:p>applications-favorite</text:p>
          </table:table-cell>
          <table:table-cell/>
          <table:table-cell office:value-type="string" office:string-value="old">
            <text:p>old</text:p>
          </table:table-cell>
          <table:table-cell table:number-columns-repeated="2"/>
        </table:table-row>
        <table:table-row table:style-name="ro2">
          <table:table-cell office:value-type="string" office:string-value="apps/package_games" table:style-name="ce4">
            <text:p>apps/package_games</text:p>
          </table:table-cell>
          <table:table-cell office:value-type="string" office:string-value="applications-games" table:style-name="ce4">
            <text:p>applications-games</text:p>
          </table:table-cell>
          <table:table-cell/>
          <table:table-cell office:value-type="string" office:string-value="FD.o" table:style-name="ce4">
            <text:p>FD.o</text:p>
          </table:table-cell>
          <table:table-cell table:number-columns-repeated="2"/>
        </table:table-row>
        <table:table-row table:style-name="ro2">
          <table:table-cell office:value-type="string" office:string-value="apps/package_games_arcade" table:style-name="ce4">
            <text:p>apps/package_games_arcade</text:p>
          </table:table-cell>
          <table:table-cell office:value-type="string" office:string-value="applications-games-arcade" table:style-name="ce4">
            <text:p>applications-games-arcade</text:p>
          </table:table-cell>
          <table:table-cell/>
          <table:table-cell office:value-type="string" office:string-value="old">
            <text:p>old</text:p>
          </table:table-cell>
          <table:table-cell table:number-columns-repeated="2"/>
        </table:table-row>
        <table:table-row table:style-name="ro2">
          <table:table-cell office:value-type="string" office:string-value="apps/package_games_board" table:style-name="ce4">
            <text:p>apps/package_games_board</text:p>
          </table:table-cell>
          <table:table-cell office:value-type="string" office:string-value="applications-games-board" table:style-name="ce4">
            <text:p>applications-games-board</text:p>
          </table:table-cell>
          <table:table-cell/>
          <table:table-cell office:value-type="string" office:string-value="old">
            <text:p>old</text:p>
          </table:table-cell>
          <table:table-cell table:number-columns-repeated="2"/>
        </table:table-row>
        <table:table-row table:style-name="ro2">
          <table:table-cell office:value-type="string" office:string-value="apps/package_games_card" table:style-name="ce4">
            <text:p>apps/package_games_card</text:p>
          </table:table-cell>
          <table:table-cell office:value-type="string" office:string-value="applications-games-card" table:style-name="ce4">
            <text:p>applications-games-card</text:p>
          </table:table-cell>
          <table:table-cell/>
          <table:table-cell office:value-type="string" office:string-value="old">
            <text:p>old</text:p>
          </table:table-cell>
          <table:table-cell table:number-columns-repeated="2"/>
        </table:table-row>
        <table:table-row table:style-name="ro2">
          <table:table-cell office:value-type="string" office:string-value="apps/package_games_strategy" table:style-name="ce4">
            <text:p>apps/package_games_strategy</text:p>
          </table:table-cell>
          <table:table-cell office:value-type="string" office:string-value="applications-games-strategy" table:style-name="ce4">
            <text:p>applications-games-strategy</text:p>
          </table:table-cell>
          <table:table-cell/>
          <table:table-cell office:value-type="string" office:string-value="old">
            <text:p>old</text:p>
          </table:table-cell>
          <table:table-cell table:number-columns-repeated="2"/>
        </table:table-row>
        <table:table-row table:style-name="ro2">
          <table:table-cell office:value-type="string" office:string-value="apps/package_graphics" table:style-name="ce4">
            <text:p>apps/package_graphics</text:p>
          </table:table-cell>
          <table:table-cell office:value-type="string" office:string-value="applications-graphics" table:style-name="ce4">
            <text:p>applications-graphics</text:p>
          </table:table-cell>
          <table:table-cell office:value-type="string" office:string-value="'-&gt;" table:style-name="custom-style1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actions-package_graphics" table:style-name="ce4">
            <text:p>actions-package_graphics</text:p>
          </table:table-cell>
          <table:table-cell/>
        </table:table-row>
        <table:table-row table:style-name="ro2">
          <table:table-cell office:value-type="string" office:string-value="apps/package_network" table:style-name="ce4">
            <text:p>apps/package_network</text:p>
          </table:table-cell>
          <table:table-cell office:value-type="string" office:string-value="applications-internet" table:style-name="ce4">
            <text:p>applications-internet</text:p>
          </table:table-cell>
          <table:table-cell office:value-type="string" office:string-value="'-&gt;" table:style-name="custom-style1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actions-package_network" table:style-name="ce4">
            <text:p>actions-package_network</text:p>
          </table:table-cell>
          <table:table-cell/>
        </table:table-row>
        <table:table-row table:style-name="ro2">
          <table:table-cell office:value-type="string" office:string-value="apps/package_multimedia" table:style-name="ce4">
            <text:p>apps/package_multimedia</text:p>
          </table:table-cell>
          <table:table-cell office:value-type="string" office:string-value="applications-multimedia" table:style-name="ce4">
            <text:p>applications-multimedia</text:p>
          </table:table-cell>
          <table:table-cell office:value-type="string" office:string-value="'-&gt;" table:style-name="custom-style1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package_multimedia" table:style-name="ce4">
            <text:p>package_multimedia</text:p>
          </table:table-cell>
          <table:table-cell/>
        </table:table-row>
        <table:table-row table:style-name="ro2">
          <table:table-cell office:value-type="string" office:string-value="apps/package_wordprocessing" table:style-name="ce4">
            <text:p>apps/package_wordprocessing</text:p>
          </table:table-cell>
          <table:table-cell office:value-type="string" office:string-value="applications-office" table:style-name="ce4">
            <text:p>applications-office</text:p>
          </table:table-cell>
          <table:table-cell/>
          <table:table-cell office:value-type="string" office:string-value="FD.o" table:style-name="ce4">
            <text:p>FD.o</text:p>
          </table:table-cell>
          <table:table-cell table:number-columns-repeated="2"/>
        </table:table-row>
        <table:table-row table:style-name="ro2">
          <table:table-cell office:value-type="string" office:string-value="apps/package" table:style-name="ce4">
            <text:p>apps/package</text:p>
          </table:table-cell>
          <table:table-cell office:value-type="string" office:string-value="applications-other" table:style-name="ce4">
            <text:p>applications-other</text:p>
          </table:table-cell>
          <table:table-cell/>
          <table:table-cell office:value-type="string" office:string-value="FD.o" table:style-name="ce4">
            <text:p>FD.o</text:p>
          </table:table-cell>
          <table:table-cell table:number-columns-repeated="2"/>
        </table:table-row>
        <table:table-row table:style-name="ro2">
          <table:table-cell/>
          <table:table-cell office:value-type="string" office:string-value="applications-science" table:style-name="ce4">
            <text:p>applications-science</text:p>
          </table:table-cell>
          <table:table-cell/>
          <table:table-cell office:value-type="string" office:string-value="FD.o" table:style-name="ce4">
            <text:p>FD.o</text:p>
          </table:table-cell>
          <table:table-cell table:number-columns-repeated="2"/>
        </table:table-row>
        <table:table-row table:style-name="ro2">
          <table:table-cell office:value-type="string" office:string-value="apps/package_system" table:style-name="ce4">
            <text:p>apps/package_system</text:p>
          </table:table-cell>
          <table:table-cell office:value-type="string" office:string-value="applications-system" table:style-name="ce4">
            <text:p>applications-system</text:p>
          </table:table-cell>
          <table:table-cell office:value-type="string" office:string-value="'-&gt;" table:style-name="custom-style1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6">
            <text:p>rename</text:p>
          </table:table-cell>
          <table:table-cell office:value-type="string" office:string-value="package_system" table:style-name="ce6">
            <text:p>package_system</text:p>
          </table:table-cell>
        </table:table-row>
        <table:table-row table:style-name="ro2">
          <table:table-cell office:value-type="string" office:string-value="apps/package_toys" table:style-name="ce4">
            <text:p>apps/package_toys</text:p>
          </table:table-cell>
          <table:table-cell office:value-type="string" office:string-value="applications-toys" table:style-name="ce4">
            <text:p>applications-toys</text:p>
          </table:table-cell>
          <table:table-cell/>
          <table:table-cell office:value-type="string" office:string-value="old">
            <text:p>old</text:p>
          </table:table-cell>
          <table:table-cell table:number-columns-repeated="2"/>
        </table:table-row>
        <table:table-row table:style-name="ro2">
          <table:table-cell office:value-type="string" office:string-value="apps/package_utilities" table:style-name="ce4">
            <text:p>apps/package_utilities</text:p>
          </table:table-cell>
          <table:table-cell office:value-type="string" office:string-value="applications-utilities" table:style-name="ce4">
            <text:p>applications-utilities</text:p>
          </table:table-cell>
          <table:table-cell office:value-type="string" office:string-value="'-&gt;" table:style-name="custom-style1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actions-package_utilities" table:style-name="ce4">
            <text:p>actions-package_utilities</text:p>
          </table:table-cell>
          <table:table-cell/>
        </table:table-row>
        <table:table-row table:style-name="ro2">
          <table:table-cell/>
          <table:table-cell office:value-type="string" office:string-value="preferences" table:style-name="ce7">
            <text:p>preferences</text:p>
          </table:table-cell>
          <table:table-cell office:value-type="string" office:string-value="No" table:style-name="ce8">
            <text:p>No</text:p>
          </table:table-cell>
          <table:table-cell office:value-type="string" office:string-value="KDE only" table:style-name="ce7">
            <text:p>KDE only</text:p>
          </table:table-cell>
          <table:table-cell office:value-type="string" office:string-value="link to" table:style-name="ce7">
            <text:p>link to</text:p>
          </table:table-cell>
          <table:table-cell office:value-type="string" office:string-value="preferences-other" table:style-name="ce7">
            <text:p>preferences-other</text:p>
          </table:table-cell>
          <table:table-cell/>
        </table:table-row>
        <table:table-row table:style-name="ro2">
          <table:table-cell office:value-type="string" office:string-value="apps/kcontrol" table:style-name="ce6">
            <text:p>apps/kcontrol</text:p>
          </table:table-cell>
          <table:table-cell office:value-type="string" office:string-value="preferences-desktop" table:style-name="ce6">
            <text:p>preferences-desktop</text:p>
          </table:table-cell>
          <table:table-cell/>
          <table:table-cell office:value-type="string" office:string-value="FD.o" table:style-name="ce6">
            <text:p>FD.o</text:p>
          </table:table-cell>
          <table:table-cell table:number-columns-repeated="2"/>
        </table:table-row>
        <table:table-row table:style-name="ro2">
          <table:table-cell office:value-type="string" office:string-value="apps/input_devices_settings" table:style-name="ce4">
            <text:p>apps/input_devices_settings</text:p>
          </table:table-cell>
          <table:table-cell office:value-type="string" office:string-value="preferences-desktop-peripherals" table:style-name="ce6">
            <text:p>preferences-desktop-peripherals</text:p>
          </table:table-cell>
          <table:table-cell/>
          <table:table-cell office:value-type="string" office:string-value="FD.o" table:style-name="ce6">
            <text:p>FD.o</text:p>
          </table:table-cell>
          <table:table-cell table:number-columns-repeated="2"/>
        </table:table-row>
        <table:table-row table:style-name="ro2">
          <table:table-cell office:value-type="string" office:string-value="apps/personal" table:style-name="ce4">
            <text:p>apps/personal</text:p>
          </table:table-cell>
          <table:table-cell office:value-type="string" office:string-value="preferences-desktop-personal" table:style-name="ce6">
            <text:p>preferences-desktop-personal</text:p>
          </table:table-cell>
          <table:table-cell/>
          <table:table-cell office:value-type="string" office:string-value="FD.o" table:style-name="ce6">
            <text:p>FD.o</text:p>
          </table:table-cell>
          <table:table-cell table:number-columns-repeated="2"/>
        </table:table-row>
        <table:table-row table:style-name="ro2">
          <table:table-cell/>
          <table:table-cell office:value-type="string" office:string-value="preferences-other" table:style-name="custom-style1">
            <text:p>preferences-other</text:p>
          </table:table-cell>
          <table:table-cell/>
          <table:table-cell office:value-type="string" office:string-value="FD.o" table:style-name="ce6">
            <text:p>FD.o</text:p>
          </table:table-cell>
          <table:table-cell table:number-columns-repeated="2"/>
        </table:table-row>
        <table:table-row table:style-name="ro2">
          <table:table-cell office:value-type="string" office:string-value="apps/package_settings" table:style-name="ce4">
            <text:p>apps/package_settings</text:p>
          </table:table-cell>
          <table:table-cell office:value-type="string" office:string-value="preferences-system" table:style-name="ce6">
            <text:p>preferences-system</text:p>
          </table:table-cell>
          <table:table-cell office:value-type="string" office:string-value="'-&gt;" table:style-name="custom-style1">
            <text:p>-&gt;</text:p>
          </table:table-cell>
          <table:table-cell office:value-type="string" office:string-value="FD.o" table:style-name="ce6">
            <text:p>FD.o</text:p>
          </table:table-cell>
          <table:table-cell office:value-type="string" office:string-value="rename" table:style-name="ce6">
            <text:p>rename</text:p>
          </table:table-cell>
          <table:table-cell office:value-type="string" office:string-value="package_settings" table:style-name="ce6">
            <text:p>package_settings</text:p>
          </table:table-cell>
        </table:table-row>
        <table:table-row table:style-name="ro2">
          <table:table-cell office:value-type="string" office:string-value="apps/kcmsystem" table:style-name="ce4">
            <text:p>apps/kcmsystem</text:p>
          </table:table-cell>
          <table:table-cell office:value-type="string" office:string-value="preferences-system-network" table:style-name="ce6">
            <text:p>preferences-system-network</text:p>
          </table:table-cell>
          <table:table-cell/>
          <table:table-cell office:value-type="string" office:string-value="FD.o" table:style-name="ce6">
            <text:p>FD.o</text:p>
          </table:table-cell>
          <table:table-cell table:number-columns-repeated="2"/>
        </table:table-row>
        <table:table-row table:style-name="ro2">
          <table:table-cell office:value-type="string" office:string-value="apps/khelpcenter" table:style-name="ce4">
            <text:p>apps/khelpcenter</text:p>
          </table:table-cell>
          <table:table-cell office:value-type="string" office:string-value="system-help" table:style-name="ce6">
            <text:p>system-help</text:p>
          </table:table-cell>
          <table:table-cell office:value-type="string" office:string-value="'-&gt;" table:style-name="custom-style1">
            <text:p>-&gt;</text:p>
          </table:table-cell>
          <table:table-cell office:value-type="string" office:string-value="FD.o" table:style-name="ce6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khelpcenter" table:style-name="ce4">
            <text:p>khelpcenter</text:p>
          </table:table-cell>
          <table:table-cell/>
        </table:table-row>
        <table:table-row table:style-name="ro2" table:number-rows-repeated="32737">
          <table:table-cell/>
        </table:table-row>
      </table:table>
      <table:table table:name="Devices" table:style-name="ta1" table:print-ranges="Devices.A1:Devices.F30">
        <table:table-column table:style-name="co1" table:default-cell-style-name="ce1"/>
        <table:table-column table:style-name="co8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2" table:number-columns-repeated="250"/>
        <table:table-row table:style-name="ro1">
          <table:table-cell office:value-type="string" office:string-value="KDE 3 Name" table:style-name="ce3">
            <text:p>KDE 3 Name</text:p>
          </table:table-cell>
          <table:table-cell office:value-type="string" office:string-value="New Name" table:style-name="ce3">
            <text:p>New Name</text:p>
          </table:table-cell>
          <table:table-cell office:value-type="string" office:string-value="O" table:style-name="ce3">
            <text:p>O</text:p>
          </table:table-cell>
          <table:table-cell office:value-type="string" office:string-value="Type" table:style-name="ce3">
            <text:p>Type</text:p>
          </table:table-cell>
          <table:table-cell/>
        </table:table-row>
        <table:table-row table:style-name="ro2">
          <table:table-cell/>
          <table:table-cell office:value-type="string" office:string-value="audio-card" table:style-name="ce4">
            <text:p>audio-card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audio-headset" table:style-name="ce4">
            <text:p>audio-headset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new" table:style-name="ce4">
            <text:p>new</text:p>
          </table:table-cell>
          <table:table-cell/>
        </table:table-row>
        <table:table-row table:style-name="ro2">
          <table:table-cell/>
          <table:table-cell office:value-type="string" office:string-value="audio-input-line" table:style-name="ce4">
            <text:p>audio-input-line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new" table:style-name="ce4">
            <text:p>new</text:p>
          </table:table-cell>
          <table:table-cell/>
        </table:table-row>
        <table:table-row table:style-name="ro2">
          <table:table-cell/>
          <table:table-cell office:value-type="string" office:string-value="audio-input-microphone" table:style-name="ce4">
            <text:p>audio-input-microphone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battery" table:style-name="ce4">
            <text:p>battery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camera_unmount" table:style-name="ce4">
            <text:p>camera_unmount</text:p>
          </table:table-cell>
          <table:table-cell office:value-type="string" office:string-value="camera-photo" table:style-name="ce4">
            <text:p>camera-photo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camera-video" table:style-name="ce4">
            <text:p>camera-video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camera-web" table:style-name="ce4">
            <text:p>camera-web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-CVS" table:style-name="ce4">
            <text:p>FD.o-CVS</text:p>
          </table:table-cell>
          <table:table-cell/>
        </table:table-row>
        <table:table-row table:style-name="ro2">
          <table:table-cell office:value-type="string" office:string-value="system" table:style-name="ce4">
            <text:p>system</text:p>
          </table:table-cell>
          <table:table-cell office:value-type="string" office:string-value="computer" table:style-name="ce4">
            <text:p>computer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laptop" table:style-name="ce4">
            <text:p>laptop</text:p>
          </table:table-cell>
          <table:table-cell office:value-type="string" office:string-value="computer-laptop" table:style-name="ce4">
            <text:p>computer-laptop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new" table:style-name="ce4">
            <text:p>new</text:p>
          </table:table-cell>
          <table:table-cell/>
        </table:table-row>
        <table:table-row table:style-name="ro2">
          <table:table-cell office:value-type="string" office:string-value="cpu" table:style-name="ce4">
            <text:p>cpu</text:p>
          </table:table-cell>
          <table:table-cell office:value-type="string" office:string-value="computer-cpu" table:style-name="ce10">
            <text:p>computer-cpu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new" table:style-name="ce4">
            <text:p>new</text:p>
          </table:table-cell>
          <table:table-cell office:value-type="string" office:string-value="rename" table:style-name="ce10">
            <text:p>rename</text:p>
          </table:table-cell>
          <table:table-cell office:value-type="string" office:string-value="cpu" table:style-name="ce10">
            <text:p>cpu</text:p>
          </table:table-cell>
          <table:table-cell/>
        </table:table-row>
        <table:table-row table:style-name="ro2">
          <table:table-cell office:value-type="string" office:string-value="memory" table:style-name="ce4">
            <text:p>memory</text:p>
          </table:table-cell>
          <table:table-cell office:value-type="string" office:string-value="computer-memory" table:style-name="ce10">
            <text:p>computer-memory</text:p>
          </table:table-cell>
          <table:table-cell/>
          <table:table-cell office:value-type="string" office:string-value="new" table:style-name="ce4">
            <text:p>new</text:p>
          </table:table-cell>
          <table:table-cell office:value-type="string" office:string-value="rename" table:style-name="ce10">
            <text:p>rename</text:p>
          </table:table-cell>
          <table:table-cell office:value-type="string" office:string-value="memory" table:style-name="ce10">
            <text:p>memory</text:p>
          </table:table-cell>
          <table:table-cell/>
        </table:table-row>
        <table:table-row table:style-name="ro2">
          <table:table-cell office:value-type="string" office:string-value="hdd_unmount" table:style-name="ce4">
            <text:p>hdd_unmount</text:p>
          </table:table-cell>
          <table:table-cell office:value-type="string" office:string-value="drive-harddisk" table:style-name="ce4">
            <text:p>drive-harddisk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nfs_unmount" table:style-name="ce4">
            <text:p>nfs_unmount</text:p>
          </table:table-cell>
          <table:table-cell office:value-type="string" office:string-value="drive-remote" table:style-name="ce4">
            <text:p>drive-remote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new" table:style-name="ce4">
            <text:p>new</text:p>
          </table:table-cell>
          <table:table-cell/>
        </table:table-row>
        <table:table-row table:style-name="ro2">
          <table:table-cell/>
          <table:table-cell office:value-type="string" office:string-value="drive-optical" table:style-name="ce4">
            <text:p>drive-optical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drive-removable-media" table:style-name="ce4">
            <text:p>drive-removable-media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drive-removable-media-usb" table:style-name="ce4">
            <text:p>drive-removable-media-usb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KDE only" table:style-name="ce4">
            <text:p>KDE only</text:p>
          </table:table-cell>
          <table:table-cell/>
        </table:table-row>
        <table:table-row table:style-name="ro2">
          <table:table-cell office:value-type="string" office:string-value="usbpendrive_unmount" table:style-name="ce4">
            <text:p>usbpendrive_unmount</text:p>
          </table:table-cell>
          <table:table-cell office:value-type="string" office:string-value="drive-removable-media-usb-pendrive" table:style-name="ce4">
            <text:p>drive-removable-media-usb-pendrive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KDE only" table:style-name="ce4">
            <text:p>KDE only</text:p>
          </table:table-cell>
          <table:table-cell/>
        </table:table-row>
        <table:table-row table:style-name="ro2">
          <table:table-cell office:value-type="string" office:string-value="joystick" table:style-name="ce4">
            <text:p>joystick</text:p>
          </table:table-cell>
          <table:table-cell office:value-type="string" office:string-value="input-gaming" table:style-name="ce4">
            <text:p>input-gaming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apps/keyboard" table:style-name="ce4">
            <text:p>apps/keyboard</text:p>
          </table:table-cell>
          <table:table-cell office:value-type="string" office:string-value="input-keyboard" table:style-name="ce4">
            <text:p>input-keyboard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apps/mouse" table:style-name="ce4">
            <text:p>apps/mouse</text:p>
          </table:table-cell>
          <table:table-cell office:value-type="string" office:string-value="input-mouse" table:style-name="ce4">
            <text:p>input-mouse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tablet" table:style-name="ce4">
            <text:p>tablet</text:p>
          </table:table-cell>
          <table:table-cell office:value-type="string" office:string-value="input-tablet" table:style-name="ce4">
            <text:p>input-tablet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-CVS" table:style-name="ce4">
            <text:p>FD.o-CVS</text:p>
          </table:table-cell>
          <table:table-cell/>
        </table:table-row>
        <table:table-row table:style-name="ro2">
          <table:table-cell/>
          <table:table-cell office:value-type="string" office:string-value="media-flash" table:style-name="ce4">
            <text:p>media-flash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compact_flash_unmount" table:style-name="ce4">
            <text:p>compact_flash_unmount</text:p>
          </table:table-cell>
          <table:table-cell office:value-type="string" office:string-value="media-flash-compact_flash" table:style-name="ce11">
            <text:p>media-flash-compact_flash</text:p>
          </table:table-cell>
          <table:table-cell/>
          <table:table-cell office:value-type="string" office:string-value="old" table:style-name="ce4">
            <text:p>old</text:p>
          </table:table-cell>
          <table:table-cell/>
        </table:table-row>
        <table:table-row table:style-name="ro2">
          <table:table-cell office:value-type="string" office:string-value="memory_stick_unmount" table:style-name="ce4">
            <text:p>memory_stick_unmount</text:p>
          </table:table-cell>
          <table:table-cell office:value-type="string" office:string-value="media-flash-memory_stick" table:style-name="ce11">
            <text:p>media-flash-memory_stick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KDE only" table:style-name="ce4">
            <text:p>KDE only</text:p>
          </table:table-cell>
          <table:table-cell office:value-type="string" office:string-value="rename" table:style-name="ce11">
            <text:p>rename</text:p>
          </table:table-cell>
          <table:table-cell office:value-type="string" office:string-value="media-flash-memory-stick" table:style-name="ce11">
            <text:p>media-flash-memory-stick</text:p>
          </table:table-cell>
          <table:table-cell/>
        </table:table-row>
        <table:table-row table:style-name="ro2">
          <table:table-cell office:value-type="string" office:string-value="sd_mmc_unmount" table:style-name="ce4">
            <text:p>sd_mmc_unmount</text:p>
          </table:table-cell>
          <table:table-cell office:value-type="string" office:string-value="media-flash-sd_mmc" table:style-name="ce11">
            <text:p>media-flash-sd_mmc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KDE only" table:style-name="ce4">
            <text:p>KDE only</text:p>
          </table:table-cell>
          <table:table-cell office:value-type="string" office:string-value="rename" table:style-name="ce11">
            <text:p>rename</text:p>
          </table:table-cell>
          <table:table-cell office:value-type="string" office:string-value="media-flash-sd-mmc" table:style-name="ce11">
            <text:p>media-flash-sd-mmc</text:p>
          </table:table-cell>
          <table:table-cell/>
        </table:table-row>
        <table:table-row table:style-name="ro2">
          <table:table-cell office:value-type="string" office:string-value="smart_media_unmount" table:style-name="ce4">
            <text:p>smart_media_unmount</text:p>
          </table:table-cell>
          <table:table-cell office:value-type="string" office:string-value="media-flash-smart_media" table:style-name="ce11">
            <text:p>media-flash-smart_media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KDE only" table:style-name="ce4">
            <text:p>KDE only</text:p>
          </table:table-cell>
          <table:table-cell office:value-type="string" office:string-value="rename" table:style-name="ce11">
            <text:p>rename</text:p>
          </table:table-cell>
          <table:table-cell office:value-type="string" office:string-value="media-flash-smart-media" table:style-name="ce11">
            <text:p>media-flash-smart-media</text:p>
          </table:table-cell>
          <table:table-cell/>
        </table:table-row>
        <table:table-row table:style-name="ro2">
          <table:table-cell/>
          <table:table-cell office:value-type="string" office:string-value="media-floppy" table:style-name="ce4">
            <text:p>media-floppy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3floppy_unmount" table:style-name="ce4">
            <text:p>3floppy_unmount</text:p>
          </table:table-cell>
          <table:table-cell office:value-type="string" office:string-value="media-floppy-350" table:style-name="ce4">
            <text:p>media-floppy-350</text:p>
          </table:table-cell>
          <table:table-cell/>
          <table:table-cell office:value-type="string" office:string-value="old" table:style-name="ce4">
            <text:p>old</text:p>
          </table:table-cell>
          <table:table-cell/>
        </table:table-row>
        <table:table-row table:style-name="ro2">
          <table:table-cell office:value-type="string" office:string-value="5floppy_unmount" table:style-name="ce4">
            <text:p>5floppy_unmount</text:p>
          </table:table-cell>
          <table:table-cell office:value-type="string" office:string-value="media-floppy-525" table:style-name="ce4">
            <text:p>media-floppy-525</text:p>
          </table:table-cell>
          <table:table-cell/>
          <table:table-cell office:value-type="string" office:string-value="old" table:style-name="ce4">
            <text:p>old</text:p>
          </table:table-cell>
          <table:table-cell/>
        </table:table-row>
        <table:table-row table:style-name="ro2">
          <table:table-cell/>
          <table:table-cell office:value-type="string" office:string-value="media-jaz">
            <text:p>media-jaz</text:p>
          </table:table-cell>
          <table:table-cell/>
          <table:table-cell office:value-type="string" office:string-value="Tango">
            <text:p>Tango</text:p>
          </table:table-cell>
        </table:table-row>
        <table:table-row table:style-name="ro2">
          <table:table-cell office:value-type="string" office:string-value="mo_unmount" table:style-name="ce4">
            <text:p>mo_unmount</text:p>
          </table:table-cell>
          <table:table-cell office:value-type="string" office:string-value="media-mo" table:style-name="ce4">
            <text:p>media-mo</text:p>
          </table:table-cell>
          <table:table-cell/>
          <table:table-cell office:value-type="string" office:string-value="old" table:style-name="ce4">
            <text:p>old</text:p>
          </table:table-cell>
          <table:table-cell/>
        </table:table-row>
        <table:table-row table:style-name="ro2">
          <table:table-cell/>
          <table:table-cell office:value-type="string" office:string-value="media-optical" table:style-name="ce4">
            <text:p>media-optical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media-optical-audio" table:style-name="ce4">
            <text:p>media-optical-audio</text:p>
          </table:table-cell>
          <table:table-cell office:value-type="string" office:string-value="-&gt;" table:style-name="ce4">
            <text:p>-&gt;</text:p>
          </table:table-cell>
          <table:table-cell/>
          <table:table-cell office:value-type="string" office:string-value="remove" table:style-name="ce4">
            <text:p>remove</text:p>
          </table:table-cell>
          <table:table-cell/>
        </table:table-row>
        <table:table-row table:style-name="ro2">
          <table:table-cell office:value-type="string" office:string-value="cdrom_unmount" table:style-name="ce4">
            <text:p>cdrom_unmount</text:p>
          </table:table-cell>
          <table:table-cell office:value-type="string" office:string-value="media-optical-cd" table:style-name="ce4">
            <text:p>media-optical-cd</text:p>
          </table:table-cell>
          <table:table-cell/>
          <table:table-cell office:value-type="string" office:string-value="old" table:style-name="ce4">
            <text:p>old</text:p>
          </table:table-cell>
          <table:table-cell/>
        </table:table-row>
        <table:table-row table:style-name="ro2">
          <table:table-cell office:value-type="string" office:string-value="cdaudio_unmount" table:style-name="ce4">
            <text:p>cdaudio_unmount</text:p>
          </table:table-cell>
          <table:table-cell office:value-type="string" office:string-value="media-optical-cd-audio" table:style-name="ce4">
            <text:p>media-optical-cd-audio</text:p>
          </table:table-cell>
          <table:table-cell/>
          <table:table-cell office:value-type="string" office:string-value="old" table:style-name="ce4">
            <text:p>old</text:p>
          </table:table-cell>
          <table:table-cell/>
        </table:table-row>
        <table:table-row table:style-name="ro2">
          <table:table-cell office:value-type="string" office:string-value="cdwriter_unmount" table:style-name="ce4">
            <text:p>cdwriter_unmount</text:p>
          </table:table-cell>
          <table:table-cell office:value-type="string" office:string-value="media-optical-cd-recordable" table:style-name="ce4">
            <text:p>media-optical-cd-recordable</text:p>
          </table:table-cell>
          <table:table-cell/>
          <table:table-cell office:value-type="string" office:string-value="old" table:style-name="ce4">
            <text:p>old</text:p>
          </table:table-cell>
          <table:table-cell/>
        </table:table-row>
        <table:table-row table:style-name="ro2">
          <table:table-cell office:value-type="string" office:string-value="dvd_unmount" table:style-name="ce4">
            <text:p>dvd_unmount</text:p>
          </table:table-cell>
          <table:table-cell office:value-type="string" office:string-value="media-optical-dvd" table:style-name="ce4">
            <text:p>media-optical-dvd</text:p>
          </table:table-cell>
          <table:table-cell/>
          <table:table-cell office:value-type="string" office:string-value="old" table:style-name="ce4">
            <text:p>old</text:p>
          </table:table-cell>
          <table:table-cell/>
        </table:table-row>
        <table:table-row table:style-name="ro2">
          <table:table-cell/>
          <table:table-cell office:value-type="string" office:string-value="media-optical-recordable" table:style-name="ce4">
            <text:p>media-optical-recordable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new" table:style-name="ce4">
            <text:p>new</text:p>
          </table:table-cell>
          <table:table-cell/>
        </table:table-row>
        <table:table-row table:style-name="ro2">
          <table:table-cell/>
          <table:table-cell office:value-type="string" office:string-value="media-tape" table:style-name="ce4">
            <text:p>media-tape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zip_unmount" table:style-name="ce4">
            <text:p>zip_unmount</text:p>
          </table:table-cell>
          <table:table-cell office:value-type="string" office:string-value="media-zip" table:style-name="ce4">
            <text:p>media-zip</text:p>
          </table:table-cell>
          <table:table-cell/>
          <table:table-cell office:value-type="string" office:string-value="Tango" table:style-name="ce4">
            <text:p>Tango</text:p>
          </table:table-cell>
          <table:table-cell/>
        </table:table-row>
        <table:table-row table:style-name="ro2">
          <table:table-cell/>
          <table:table-cell office:value-type="string" office:string-value="modem" table:style-name="ce4">
            <text:p>modem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multimedia-player" table:style-name="ce4">
            <text:p>multimedia-player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ipod_unmount" table:style-name="ce4">
            <text:p>ipod_unmount</text:p>
          </table:table-cell>
          <table:table-cell office:value-type="string" office:string-value="multimedia-player-apple-ipod" table:style-name="ce4">
            <text:p>multimedia-player-apple-ipod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KDE only" table:style-name="ce4">
            <text:p>KDE only</text:p>
          </table:table-cell>
          <table:table-cell/>
        </table:table-row>
        <table:table-row table:style-name="ro2">
          <table:table-cell/>
          <table:table-cell office:value-type="string" office:string-value="network-wired" table:style-name="ce4">
            <text:p>network-wired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places/network-local" table:style-name="ce4">
            <text:p>places/network-local</text:p>
          </table:table-cell>
          <table:table-cell/>
        </table:table-row>
        <table:table-row table:style-name="ro2">
          <table:table-cell/>
          <table:table-cell office:value-type="string" office:string-value="network-wireless" table:style-name="ce4">
            <text:p>network-wireless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pda_black" table:style-name="ce4">
            <text:p>pda_black</text:p>
          </table:table-cell>
          <table:table-cell office:value-type="string" office:string-value="pda" table:style-name="ce4">
            <text:p>pda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-CVS" table:style-name="ce4">
            <text:p>FD.o-CVS</text:p>
          </table:table-cell>
          <table:table-cell/>
        </table:table-row>
        <table:table-row table:style-name="ro2">
          <table:table-cell office:value-type="string" office:string-value="pda_blue" table:style-name="ce4">
            <text:p>pda_blue</text:p>
          </table:table-cell>
          <table:table-cell office:value-type="string" office:string-value="pda-blue" table:style-name="ce4">
            <text:p>pda-blue</text:p>
          </table:table-cell>
          <table:table-cell/>
          <table:table-cell office:value-type="string" office:string-value="KDE only" table:style-name="ce4">
            <text:p>KDE only</text:p>
          </table:table-cell>
          <table:table-cell/>
        </table:table-row>
        <table:table-row table:style-name="ro2">
          <table:table-cell/>
          <table:table-cell office:value-type="string" office:string-value="phone" table:style-name="ce4">
            <text:p>phone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-CVS" table:style-name="ce4">
            <text:p>FD.o-CVS</text:p>
          </table:table-cell>
          <table:table-cell/>
        </table:table-row>
        <table:table-row table:style-name="ro2">
          <table:table-cell office:value-type="string" office:string-value="printer" table:style-name="ce4">
            <text:p>printer</text:p>
          </table:table-cell>
          <table:table-cell office:value-type="string" office:string-value="printer" table:style-name="ce4">
            <text:p>printer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scanner" table:style-name="ce4">
            <text:p>scanner</text:p>
          </table:table-cell>
          <table:table-cell office:value-type="string" office:string-value="scanner" table:style-name="ce4">
            <text:p>scanner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-CVS" table:style-name="ce4">
            <text:p>FD.o-CVS</text:p>
          </table:table-cell>
          <table:table-cell/>
        </table:table-row>
        <table:table-row table:style-name="ro2">
          <table:table-cell office:value-type="string" office:string-value="apps/display" table:style-name="ce4">
            <text:p>apps/display</text:p>
          </table:table-cell>
          <table:table-cell office:value-type="string" office:string-value="video-display" table:style-name="ce4">
            <text:p>video-display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video-projector" table:style-name="ce4">
            <text:p>video-projector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new" table:style-name="ce4">
            <text:p>new</text:p>
          </table:table-cell>
          <table:table-cell/>
        </table:table-row>
        <table:table-row table:style-name="ro2">
          <table:table-cell office:value-type="string" office:string-value="tv" table:style-name="ce4">
            <text:p>tv</text:p>
          </table:table-cell>
          <table:table-cell office:value-type="string" office:string-value="video-television" table:style-name="ce4">
            <text:p>video-television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new" table:style-name="ce4">
            <text:p>new</text:p>
          </table:table-cell>
          <table:table-cell/>
        </table:table-row>
        <table:table-row table:style-name="ro2">
          <table:table-cell office:value-type="string" office:string-value="3floppy_mount" table:style-name="ce4">
            <text:p>3floppy_mount</text:p>
          </table:table-cell>
          <table:table-cell/>
          <table:table-cell table:number-columns-repeated="2"/>
          <table:table-cell office:value-type="string" office:string-value="remove" table:style-name="ce4">
            <text:p>remove</text:p>
          </table:table-cell>
          <table:table-cell/>
        </table:table-row>
        <table:table-row table:style-name="ro2">
          <table:table-cell office:value-type="string" office:string-value="5floppy_mount" table:style-name="ce4">
            <text:p>5floppy_mount</text:p>
          </table:table-cell>
          <table:table-cell/>
          <table:table-cell table:number-columns-repeated="2"/>
          <table:table-cell office:value-type="string" office:string-value="remove" table:style-name="ce4">
            <text:p>remove</text:p>
          </table:table-cell>
          <table:table-cell/>
        </table:table-row>
        <table:table-row table:style-name="ro2">
          <table:table-cell office:value-type="string" office:string-value="camera_mount" table:style-name="ce4">
            <text:p>camera_mount</text:p>
          </table:table-cell>
          <table:table-cell/>
          <table:table-cell table:number-columns-repeated="2"/>
          <table:table-cell office:value-type="string" office:string-value="remove" table:style-name="ce4">
            <text:p>remove</text:p>
          </table:table-cell>
          <table:table-cell/>
        </table:table-row>
        <table:table-row table:style-name="ro2">
          <table:table-cell office:value-type="string" office:string-value="cdaudio_mount" table:style-name="ce4">
            <text:p>cdaudio_mount</text:p>
          </table:table-cell>
          <table:table-cell/>
          <table:table-cell table:number-columns-repeated="2"/>
          <table:table-cell office:value-type="string" office:string-value="remove" table:style-name="ce4">
            <text:p>remove</text:p>
          </table:table-cell>
          <table:table-cell/>
        </table:table-row>
        <table:table-row table:style-name="ro2">
          <table:table-cell office:value-type="string" office:string-value="cdrom_mount" table:style-name="ce4">
            <text:p>cdrom_mount</text:p>
          </table:table-cell>
          <table:table-cell/>
          <table:table-cell table:number-columns-repeated="2"/>
          <table:table-cell office:value-type="string" office:string-value="remove" table:style-name="ce4">
            <text:p>remove</text:p>
          </table:table-cell>
          <table:table-cell/>
        </table:table-row>
        <table:table-row table:style-name="ro2">
          <table:table-cell office:value-type="string" office:string-value="cdwriter_mount" table:style-name="ce4">
            <text:p>cdwriter_mount</text:p>
          </table:table-cell>
          <table:table-cell/>
          <table:table-cell table:number-columns-repeated="2"/>
          <table:table-cell office:value-type="string" office:string-value="remove" table:style-name="ce4">
            <text:p>remove</text:p>
          </table:table-cell>
          <table:table-cell/>
        </table:table-row>
        <table:table-row table:style-name="ro2">
          <table:table-cell office:value-type="string" office:string-value="compact_flash_mount" table:style-name="ce4">
            <text:p>compact_flash_mount</text:p>
          </table:table-cell>
          <table:table-cell/>
          <table:table-cell table:number-columns-repeated="2"/>
          <table:table-cell office:value-type="string" office:string-value="remove" table:style-name="ce4">
            <text:p>remove</text:p>
          </table:table-cell>
          <table:table-cell/>
        </table:table-row>
        <table:table-row table:style-name="ro2">
          <table:table-cell office:value-type="string" office:string-value="dvd_mount" table:style-name="ce4">
            <text:p>dvd_mount</text:p>
          </table:table-cell>
          <table:table-cell/>
          <table:table-cell table:number-columns-repeated="2"/>
          <table:table-cell office:value-type="string" office:string-value="remove" table:style-name="ce4">
            <text:p>remove</text:p>
          </table:table-cell>
          <table:table-cell/>
        </table:table-row>
        <table:table-row table:style-name="ro2">
          <table:table-cell office:value-type="string" office:string-value="hdd_mount" table:style-name="ce4">
            <text:p>hdd_mount</text:p>
          </table:table-cell>
          <table:table-cell/>
          <table:table-cell table:number-columns-repeated="2"/>
          <table:table-cell office:value-type="string" office:string-value="remove" table:style-name="ce4">
            <text:p>remove</text:p>
          </table:table-cell>
          <table:table-cell/>
        </table:table-row>
        <table:table-row table:style-name="ro2">
          <table:table-cell office:value-type="string" office:string-value="ipod_mount" table:style-name="ce4">
            <text:p>ipod_mount</text:p>
          </table:table-cell>
          <table:table-cell/>
          <table:table-cell table:number-columns-repeated="2"/>
          <table:table-cell office:value-type="string" office:string-value="remove" table:style-name="ce4">
            <text:p>remove</text:p>
          </table:table-cell>
          <table:table-cell/>
        </table:table-row>
        <table:table-row table:style-name="ro2">
          <table:table-cell office:value-type="string" office:string-value="memory_stick_mount" table:style-name="ce4">
            <text:p>memory_stick_mount</text:p>
          </table:table-cell>
          <table:table-cell/>
          <table:table-cell table:number-columns-repeated="2"/>
          <table:table-cell office:value-type="string" office:string-value="remove" table:style-name="ce4">
            <text:p>remove</text:p>
          </table:table-cell>
          <table:table-cell/>
        </table:table-row>
        <table:table-row table:style-name="ro2">
          <table:table-cell office:value-type="string" office:string-value="mo_mount" table:style-name="ce4">
            <text:p>mo_mount</text:p>
          </table:table-cell>
          <table:table-cell/>
          <table:table-cell table:number-columns-repeated="2"/>
          <table:table-cell office:value-type="string" office:string-value="remove" table:style-name="ce4">
            <text:p>remove</text:p>
          </table:table-cell>
          <table:table-cell/>
        </table:table-row>
        <table:table-row table:style-name="ro2">
          <table:table-cell office:value-type="string" office:string-value="nfs_mount" table:style-name="ce4">
            <text:p>nfs_mount</text:p>
          </table:table-cell>
          <table:table-cell/>
          <table:table-cell table:number-columns-repeated="2"/>
          <table:table-cell office:value-type="string" office:string-value="remove" table:style-name="ce4">
            <text:p>remove</text:p>
          </table:table-cell>
          <table:table-cell/>
        </table:table-row>
        <table:table-row table:style-name="ro2">
          <table:table-cell office:value-type="string" office:string-value="print_class" table:style-name="ce4">
            <text:p>print_class</text:p>
          </table:table-cell>
          <table:table-cell table:style-name="ce12" table:number-columns-repeated="3"/>
          <table:table-cell office:value-type="string" office:string-value="remove" table:style-name="ce10">
            <text:p>remove</text:p>
          </table:table-cell>
          <table:table-cell/>
        </table:table-row>
        <table:table-row table:style-name="ro2">
          <table:table-cell office:value-type="string" office:string-value="print_printer" table:style-name="ce4">
            <text:p>print_printer</text:p>
          </table:table-cell>
          <table:table-cell/>
          <table:table-cell table:number-columns-repeated="2"/>
          <table:table-cell office:value-type="string" office:string-value="remove" table:style-name="ce4">
            <text:p>remove</text:p>
          </table:table-cell>
          <table:table-cell/>
        </table:table-row>
        <table:table-row table:style-name="ro2">
          <table:table-cell office:value-type="string" office:string-value="printer2" table:style-name="ce4">
            <text:p>printer2</text:p>
          </table:table-cell>
          <table:table-cell/>
          <table:table-cell table:number-columns-repeated="2"/>
          <table:table-cell office:value-type="string" office:string-value="remove" table:style-name="ce4">
            <text:p>remove</text:p>
          </table:table-cell>
          <table:table-cell/>
        </table:table-row>
        <table:table-row table:style-name="ro2">
          <table:table-cell office:value-type="string" office:string-value="sd_mmc_mount" table:style-name="ce4">
            <text:p>sd_mmc_mount</text:p>
          </table:table-cell>
          <table:table-cell/>
          <table:table-cell table:number-columns-repeated="2"/>
          <table:table-cell office:value-type="string" office:string-value="remove" table:style-name="ce4">
            <text:p>remove</text:p>
          </table:table-cell>
          <table:table-cell/>
        </table:table-row>
        <table:table-row table:style-name="ro2">
          <table:table-cell office:value-type="string" office:string-value="smart_media_mount" table:style-name="ce4">
            <text:p>smart_media_mount</text:p>
          </table:table-cell>
          <table:table-cell/>
          <table:table-cell table:number-columns-repeated="2"/>
          <table:table-cell office:value-type="string" office:string-value="remove" table:style-name="ce4">
            <text:p>remove</text:p>
          </table:table-cell>
          <table:table-cell/>
        </table:table-row>
        <table:table-row table:style-name="ro2">
          <table:table-cell office:value-type="string" office:string-value="usbpendrive_mount" table:style-name="ce4">
            <text:p>usbpendrive_mount</text:p>
          </table:table-cell>
          <table:table-cell/>
          <table:table-cell table:number-columns-repeated="2"/>
          <table:table-cell office:value-type="string" office:string-value="remove" table:style-name="ce4">
            <text:p>remove</text:p>
          </table:table-cell>
          <table:table-cell/>
        </table:table-row>
        <table:table-row table:style-name="ro2">
          <table:table-cell office:value-type="string" office:string-value="zip_mount" table:style-name="ce4">
            <text:p>zip_mount</text:p>
          </table:table-cell>
          <table:table-cell/>
          <table:table-cell table:number-columns-repeated="2"/>
          <table:table-cell office:value-type="string" office:string-value="remove" table:style-name="ce4">
            <text:p>remove</text:p>
          </table:table-cell>
          <table:table-cell/>
        </table:table-row>
        <table:table-row table:style-name="ro2" table:number-rows-repeated="32692">
          <table:table-cell/>
        </table:table-row>
      </table:table>
      <table:table table:name="Emblems" table:style-name="ta1" table:print-ranges="Emblems.A1:Emblems.F30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 table:number-columns-repeated="2"/>
        <table:table-column table:style-name="co6" table:default-cell-style-name="ce2" table:number-columns-repeated="248"/>
        <table:table-row table:style-name="ro1">
          <table:table-cell office:value-type="string" office:string-value="KDE 3 Name" table:style-name="ce3">
            <text:p>KDE 3 Name</text:p>
          </table:table-cell>
          <table:table-cell office:value-type="string" office:string-value="New Name" table:style-name="ce3">
            <text:p>New Name</text:p>
          </table:table-cell>
          <table:table-cell office:value-type="string" office:string-value="O" table:style-name="ce3">
            <text:p>O</text:p>
          </table:table-cell>
          <table:table-cell office:value-type="string" office:string-value="Type" table:style-name="ce3">
            <text:p>Type</text:p>
          </table:table-cell>
          <table:table-cell/>
        </table:table-row>
        <table:table-row table:style-name="ro2">
          <table:table-cell/>
          <table:table-cell office:value-type="string" office:string-value="emblem-default" table:style-name="ce4">
            <text:p>emblem-default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emblem-documents" table:style-name="ce4">
            <text:p>emblem-documents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emblem-downloads" table:style-name="ce4">
            <text:p>emblem-downloads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emblem-favorite" table:style-name="ce4">
            <text:p>emblem-favorite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emblem-important" table:style-name="ce4">
            <text:p>emblem-important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emblem-mail" table:style-name="ce4">
            <text:p>emblem-mail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[cut down a device]" table:style-name="ce4">
            <text:p>[cut down a device]</text:p>
          </table:table-cell>
          <table:table-cell office:value-type="string" office:string-value="emblem-mount" table:style-name="ce4">
            <text:p>emblem-mount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new" table:style-name="ce4">
            <text:p>new</text:p>
          </table:table-cell>
          <table:table-cell office:value-type="string" office:string-value="resize" table:style-name="ce4">
            <text:p>resize</text:p>
          </table:table-cell>
          <table:table-cell/>
        </table:table-row>
        <table:table-row table:style-name="ro2">
          <table:table-cell/>
          <table:table-cell office:value-type="string" office:string-value="emblem-photos" table:style-name="ce4">
            <text:p>emblem-photos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emblem-readonly" table:style-name="ce4">
            <text:p>emblem-readonly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emblem-shared" table:style-name="ce4">
            <text:p>emblem-shared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link" table:style-name="ce4">
            <text:p>link</text:p>
          </table:table-cell>
          <table:table-cell office:value-type="string" office:string-value="emblem-symbolic-link" table:style-name="ce11">
            <text:p>emblem-symbolic-link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size" table:style-name="ce4">
            <text:p>resize</text:p>
          </table:table-cell>
          <table:table-cell/>
        </table:table-row>
        <table:table-row table:style-name="ro2">
          <table:table-cell/>
          <table:table-cell office:value-type="string" office:string-value="emblem-synchronized" table:style-name="ce4">
            <text:p>emblem-synchronized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emblem-system" table:style-name="ce4">
            <text:p>emblem-system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lockoverlay" table:style-name="ce4">
            <text:p>lockoverlay</text:p>
          </table:table-cell>
          <table:table-cell office:value-type="string" office:string-value="emblem-unreadable" table:style-name="ce4">
            <text:p>emblem-unreadable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 table:number-rows-repeated="32752">
          <table:table-cell/>
        </table:table-row>
      </table:table>
      <table:table table:name="Emotes" table:style-name="ta1" table:print-ranges="Emotes.A1:Emotes.F30">
        <table:table-column table:style-name="co1" table:default-cell-style-name="ce1"/>
        <table:table-column table:style-name="co2" table:default-cell-style-name="ce1"/>
        <table:table-column table:style-name="co3" table:default-cell-style-name="ce1" table:number-columns-repeated="2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 table:number-columns-repeated="6"/>
        <table:table-column table:style-name="co6" table:default-cell-style-name="ce2" table:number-columns-repeated="243"/>
        <table:table-row table:style-name="ro1">
          <table:table-cell office:value-type="string" office:string-value="KDE 3 Name" table:style-name="ce3">
            <text:p>KDE 3 Name</text:p>
          </table:table-cell>
          <table:table-cell office:value-type="string" office:string-value="New Name" table:style-name="ce3">
            <text:p>New Name</text:p>
          </table:table-cell>
          <table:table-cell office:value-type="string" office:string-value="*" table:style-name="ce3">
            <text:p>*</text:p>
          </table:table-cell>
          <table:table-cell office:value-type="string" office:string-value="O" table:style-name="ce3">
            <text:p>O</text:p>
          </table:table-cell>
          <table:table-cell office:value-type="string" office:string-value="Type" table:style-name="ce3">
            <text:p>Type</text:p>
          </table:table-cell>
          <table:table-cell/>
        </table:table-row>
        <table:table-row table:style-name="ro2">
          <table:table-cell/>
          <table:table-cell office:value-type="string" office:string-value="face-angel" table:style-name="ce4">
            <text:p>face-angel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face-cool" table:style-name="ce4">
            <text:p>face-cool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cry" table:style-name="ce4">
            <text:p>cry</text:p>
          </table:table-cell>
          <table:table-cell office:value-type="string" office:string-value="face-crying" table:style-name="ce4">
            <text:p>face-crying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face-devilish" table:style-name="ce4">
            <text:p>face-devilish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embarassed" table:style-name="ce4">
            <text:p>embarassed</text:p>
          </table:table-cell>
          <table:table-cell office:value-type="string" office:string-value="face-embarrassed" table:style-name="ce4">
            <text:p>face-embarrassed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kiss" table:style-name="ce4">
            <text:p>kiss</text:p>
          </table:table-cell>
          <table:table-cell office:value-type="string" office:string-value="face-kiss" table:style-name="ce4">
            <text:p>face-kiss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face-monkey" table:style-name="ce4">
            <text:p>face-monkey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face-plain" table:style-name="ce4">
            <text:p>face-plain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face-raspberry" table:style-name="ce4">
            <text:p>face-raspberry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sad" table:style-name="ce4">
            <text:p>sad</text:p>
          </table:table-cell>
          <table:table-cell office:value-type="string" office:string-value="face-sad" table:style-name="ce4">
            <text:p>face-sad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smile" table:style-name="ce4">
            <text:p>smile</text:p>
          </table:table-cell>
          <table:table-cell office:value-type="string" office:string-value="face-smile" table:style-name="ce4">
            <text:p>face-smile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face-smile-big" table:style-name="ce4">
            <text:p>face-smile-big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face-smirk" table:style-name="ce4">
            <text:p>face-smirk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face-surprise" table:style-name="ce4">
            <text:p>face-surprise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wink" table:style-name="ce4">
            <text:p>wink</text:p>
          </table:table-cell>
          <table:table-cell office:value-type="string" office:string-value="face-wink" table:style-name="ce4">
            <text:p>face-wink</text:p>
          </table:table-cell>
          <table:table-cell/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 table:number-rows-repeated="32751">
          <table:table-cell/>
        </table:table-row>
      </table:table>
      <table:table table:name="International" table:style-name="ta1" table:print-ranges="International.A1:International.F30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 table:number-columns-repeated="2"/>
        <table:table-column table:style-name="co6" table:default-cell-style-name="ce2" table:number-columns-repeated="248"/>
        <table:table-row table:style-name="ro1">
          <table:table-cell office:value-type="string" office:string-value="KDE 3 Name" table:style-name="ce3">
            <text:p>KDE 3 Name</text:p>
          </table:table-cell>
          <table:table-cell office:value-type="string" office:string-value="New Name" table:style-name="ce3">
            <text:p>New Name</text:p>
          </table:table-cell>
          <table:table-cell office:value-type="string" office:string-value="O" table:style-name="ce3">
            <text:p>O</text:p>
          </table:table-cell>
          <table:table-cell office:value-type="string" office:string-value="Type" table:style-name="ce3">
            <text:p>Type</text:p>
          </table:table-cell>
          <table:table-cell/>
        </table:table-row>
        <table:table-row table:style-name="ro2" table:number-rows-repeated="32766">
          <table:table-cell/>
        </table:table-row>
      </table:table>
      <table:table table:name="MimeTypes" table:style-name="ta1" table:print-ranges="MimeTypes.A1:MimeTypes.F30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 table:number-columns-repeated="11"/>
        <table:table-column table:style-name="co6" table:default-cell-style-name="ce2" table:number-columns-repeated="239"/>
        <table:table-row table:style-name="ro1">
          <table:table-cell office:value-type="string" office:string-value="KDE 3 Name" table:style-name="ce3">
            <text:p>KDE 3 Name</text:p>
          </table:table-cell>
          <table:table-cell office:value-type="string" office:string-value="New Name" table:style-name="ce3">
            <text:p>New Name</text:p>
          </table:table-cell>
          <table:table-cell office:value-type="string" office:string-value="O" table:style-name="ce3">
            <text:p>O</text:p>
          </table:table-cell>
          <table:table-cell office:value-type="string" office:string-value="Type" table:style-name="ce3">
            <text:p>Type</text:p>
          </table:table-cell>
          <table:table-cell/>
        </table:table-row>
        <table:table-row table:style-name="ro2">
          <table:table-cell/>
          <table:table-cell office:value-type="string" office:string-value="application-certificate" table:style-name="ce4">
            <text:p>application-certificate</text:p>
          </table:table-cell>
          <table:table-cell/>
          <table:table-cell office:value-type="string" office:string-value="Tango" table:style-name="ce4">
            <text:p>Tango</text:p>
          </table:table-cell>
          <table:table-cell/>
        </table:table-row>
        <table:table-row table:style-name="ro2">
          <table:table-cell office:value-type="string" office:string-value="filesystem/exec" table:style-name="ce4">
            <text:p>filesystem/exec</text:p>
          </table:table-cell>
          <table:table-cell office:value-type="string" office:string-value="application-x-executable" table:style-name="ce4">
            <text:p>application-x-executable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copy" table:style-name="ce4">
            <text:p>copy</text:p>
          </table:table-cell>
          <table:table-cell office:value-type="string" office:string-value="actions/exec" table:style-name="ce4">
            <text:p>actions/exec</text:p>
          </table:table-cell>
          <table:table-cell/>
        </table:table-row>
        <table:table-row table:style-name="ro2">
          <table:table-cell office:value-type="string" office:string-value="sound" table:style-name="ce4">
            <text:p>sound</text:p>
          </table:table-cell>
          <table:table-cell office:value-type="string" office:string-value="audio-x-generic" table:style-name="ce13">
            <text:p>audio-x-generic</text:p>
          </table:table-cell>
          <table:table-cell table:style-name="ce14"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font" table:style-name="ce4">
            <text:p>font</text:p>
          </table:table-cell>
          <table:table-cell office:value-type="string" office:string-value="font-x-generic" table:style-name="ce4">
            <text:p>font-x-generic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image" table:style-name="ce4">
            <text:p>image</text:p>
          </table:table-cell>
          <table:table-cell office:value-type="string" office:string-value="image-x-generic" table:style-name="ce4">
            <text:p>image-x-generic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Tango" table:style-name="ce4">
            <text:p>Tang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image" table:style-name="ce4">
            <text:p>image</text:p>
          </table:table-cell>
          <table:table-cell/>
        </table:table-row>
        <table:table-row table:style-name="ro2">
          <table:table-cell office:value-type="string" office:string-value="filesystem/blockdevice" table:style-name="ce4">
            <text:p>filesystem/blockdevice</text:p>
          </table:table-cell>
          <table:table-cell office:value-type="string" office:string-value="inode-blockdevice" table:style-name="ce4">
            <text:p>inode-blockdevice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filesystem/chardevice" table:style-name="ce4">
            <text:p>filesystem/chardevice</text:p>
          </table:table-cell>
          <table:table-cell office:value-type="string" office:string-value="inode-chardevice" table:style-name="ce4">
            <text:p>inode-chardevice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filesystem/folder" table:style-name="ce4">
            <text:p>filesystem/folder</text:p>
          </table:table-cell>
          <table:table-cell office:value-type="string" office:string-value="inode-directory" table:style-name="ce4">
            <text:p>inode-directory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copy" table:style-name="ce4">
            <text:p>copy</text:p>
          </table:table-cell>
          <table:table-cell office:value-type="string" office:string-value="places/folder" table:style-name="ce4">
            <text:p>places/folder</text:p>
          </table:table-cell>
          <table:table-cell/>
        </table:table-row>
        <table:table-row table:style-name="ro2">
          <table:table-cell office:value-type="string" office:string-value="folder_home" table:style-name="ce4">
            <text:p>folder_home</text:p>
          </table:table-cell>
          <table:table-cell office:value-type="string" office:string-value="inode-directory-home" table:style-name="ce4">
            <text:p>inode-directory-home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KDE Only" table:style-name="ce4">
            <text:p>KDE Only</text:p>
          </table:table-cell>
          <table:table-cell office:value-type="string" office:string-value="copy" table:style-name="ce4">
            <text:p>copy</text:p>
          </table:table-cell>
          <table:table-cell office:value-type="string" office:string-value="places/user-home" table:style-name="ce4">
            <text:p>places/user-home</text:p>
          </table:table-cell>
          <table:table-cell/>
        </table:table-row>
        <table:table-row table:style-name="ro2">
          <table:table-cell/>
          <table:table-cell office:value-type="string" office:string-value="inode-fifo" table:style-name="ce4">
            <text:p>inode-fifo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inode-mount-point" table:style-name="ce4">
            <text:p>inode-mount-point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filesystem/socket" table:style-name="ce4">
            <text:p>filesystem/socket</text:p>
          </table:table-cell>
          <table:table-cell office:value-type="string" office:string-value="inode-socket" table:style-name="ce4">
            <text:p>inode-socket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inode-symlink" table:style-name="ce4">
            <text:p>inode-symlink</text:p>
          </table:table-cell>
          <table:table-cell/>
          <table:table-cell office:value-type="string" office:string-value="FD.o" table:style-name="ce4">
            <text:p>FD.o</text:p>
          </table:table-cell>
          <table:table-cell/>
          <table:table-cell office:value-type="string" office:string-value="Can we use an emblem for this?" table:style-name="ce4">
            <text:p>Can we use an emblem for this?</text:p>
          </table:table-cell>
          <table:table-cell/>
        </table:table-row>
        <table:table-row table:style-name="ro2">
          <table:table-cell/>
          <table:table-cell office:value-type="string" office:string-value="package-x-generic" table:style-name="ce4">
            <text:p>package-x-generic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html" table:style-name="ce4">
            <text:p>html</text:p>
          </table:table-cell>
          <table:table-cell office:value-type="string" office:string-value="text-html" table:style-name="ce4">
            <text:p>text-html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html" table:style-name="ce4">
            <text:p>html</text:p>
          </table:table-cell>
          <table:table-cell/>
        </table:table-row>
        <table:table-row table:style-name="ro2">
          <table:table-cell office:value-type="string" office:string-value="ascii" table:style-name="ce4">
            <text:p>ascii</text:p>
          </table:table-cell>
          <table:table-cell office:value-type="string" office:string-value="text-plain" table:style-name="ce4">
            <text:p>text-plain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IANA" table:style-name="ce4">
            <text:p>IANA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ascii" table:style-name="ce4">
            <text:p>ascii</text:p>
          </table:table-cell>
          <table:table-cell/>
        </table:table-row>
        <table:table-row table:style-name="ro2">
          <table:table-cell office:value-type="string" office:string-value="txt" table:style-name="ce4">
            <text:p>txt</text:p>
          </table:table-cell>
          <table:table-cell office:value-type="string" office:string-value="text-x-generic" table:style-name="ce4">
            <text:p>text-x-generic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txt" table:style-name="ce4">
            <text:p>txt</text:p>
          </table:table-cell>
          <table:table-cell/>
        </table:table-row>
        <table:table-row table:style-name="ro2">
          <table:table-cell/>
          <table:table-cell office:value-type="string" office:string-value="text-x-generic-template" table:style-name="ce4">
            <text:p>text-x-generic-template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text-x-preview" table:style-name="ce4">
            <text:p>text-x-preview</text:p>
          </table:table-cell>
          <table:table-cell/>
          <table:table-cell office:value-type="string" office:string-value="Tango" table:style-name="ce4">
            <text:p>Tango</text:p>
          </table:table-cell>
          <table:table-cell/>
        </table:table-row>
        <table:table-row table:style-name="ro2">
          <table:table-cell/>
          <table:table-cell office:value-type="string" office:string-value="text-x-script" table:style-name="ce4">
            <text:p>text-x-script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video" table:style-name="ce4">
            <text:p>video</text:p>
          </table:table-cell>
          <table:table-cell office:value-type="string" office:string-value="video-x-generic" table:style-name="ce4">
            <text:p>video-x-generic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video" table:style-name="ce4">
            <text:p>video</text:p>
          </table:table-cell>
          <table:table-cell/>
        </table:table-row>
        <table:table-row table:style-name="ro2">
          <table:table-cell/>
          <table:table-cell office:value-type="string" office:string-value="x-office-address-book" table:style-name="ce4">
            <text:p>x-office-address-book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x-office-calendar" table:style-name="ce4">
            <text:p>x-office-calendar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document2" table:style-name="ce4">
            <text:p>document2</text:p>
          </table:table-cell>
          <table:table-cell office:value-type="string" office:string-value="x-office-document" table:style-name="ce4">
            <text:p>x-office-document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15">
            <text:p>rename</text:p>
          </table:table-cell>
          <table:table-cell office:value-type="string" office:string-value="document" table:style-name="ce15">
            <text:p>document</text:p>
          </table:table-cell>
          <table:table-cell/>
        </table:table-row>
        <table:table-row table:style-name="ro2">
          <table:table-cell/>
          <table:table-cell office:value-type="string" office:string-value="x-office-document-template" table:style-name="ce4">
            <text:p>x-office-document-template</text:p>
          </table:table-cell>
          <table:table-cell/>
          <table:table-cell office:value-type="string" office:string-value="Tango" table:style-name="ce4">
            <text:p>Tango</text:p>
          </table:table-cell>
          <table:table-cell/>
        </table:table-row>
        <table:table-row table:style-name="ro2">
          <table:table-cell/>
          <table:table-cell office:value-type="string" office:string-value="x-office-drawing" table:style-name="ce4">
            <text:p>x-office-drawing</text:p>
          </table:table-cell>
          <table:table-cell/>
          <table:table-cell office:value-type="string" office:string-value="Tango" table:style-name="ce4">
            <text:p>Tango</text:p>
          </table:table-cell>
          <table:table-cell/>
        </table:table-row>
        <table:table-row table:style-name="ro2">
          <table:table-cell/>
          <table:table-cell office:value-type="string" office:string-value="x-office-drawing-template" table:style-name="ce4">
            <text:p>x-office-drawing-template</text:p>
          </table:table-cell>
          <table:table-cell/>
          <table:table-cell office:value-type="string" office:string-value="Tango" table:style-name="ce4">
            <text:p>Tango</text:p>
          </table:table-cell>
          <table:table-cell/>
        </table:table-row>
        <table:table-row table:style-name="ro2">
          <table:table-cell/>
          <table:table-cell office:value-type="string" office:string-value="x-office-presentation" table:style-name="ce4">
            <text:p>x-office-presentation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x-office-presentation-template" table:style-name="ce4">
            <text:p>x-office-presentation-template</text:p>
          </table:table-cell>
          <table:table-cell/>
          <table:table-cell office:value-type="string" office:string-value="Tango" table:style-name="ce4">
            <text:p>Tango</text:p>
          </table:table-cell>
          <table:table-cell/>
        </table:table-row>
        <table:table-row table:style-name="ro2">
          <table:table-cell office:value-type="string" office:string-value="spreadsheet" table:style-name="ce4">
            <text:p>spreadsheet</text:p>
          </table:table-cell>
          <table:table-cell office:value-type="string" office:string-value="x-office-spreadsheet" table:style-name="ce4">
            <text:p>x-office-spreadsheet</text:p>
          </table:table-cell>
          <table:table-cell/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spreadsheet" table:style-name="ce4">
            <text:p>spreadsheet</text:p>
          </table:table-cell>
          <table:table-cell/>
        </table:table-row>
        <table:table-row table:style-name="ro2">
          <table:table-cell/>
          <table:table-cell office:value-type="string" office:string-value="x-office-spreadsheet-template" table:style-name="ce4">
            <text:p>x-office-spreadsheet-template</text:p>
          </table:table-cell>
          <table:table-cell/>
          <table:table-cell office:value-type="string" office:string-value="Tango" table:style-name="ce4">
            <text:p>Tango</text:p>
          </table:table-cell>
          <table:table-cell/>
        </table:table-row>
        <table:table-row table:style-name="ro2">
          <table:table-cell office:value-type="string" office:string-value="wordprocessing" table:style-name="ce15">
            <text:p>wordprocessing</text:p>
          </table:table-cell>
          <table:table-cell office:value-type="string" office:string-value="X-office-wordprocessing" table:style-name="ce4">
            <text:p>X-office-wordprocessing</text:p>
          </table:table-cell>
          <table:table-cell table:style-name="ce2"/>
          <table:table-cell office:value-type="string" office:string-value="KDE Only" table:style-name="ce9">
            <text:p>KDE Only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string" office:string-value="deb" table:style-name="ce4">
            <text:p>deb</text:p>
          </table:table-cell>
          <table:table-cell/>
        </table:table-row>
        <table:table-row table:style-name="ro2">
          <table:table-cell office:value-type="string" office:string-value="empty" table:style-name="ce4">
            <text:p>empty</text:p>
          </table:table-cell>
          <table:table-cell/>
        </table:table-row>
        <table:table-row table:style-name="ro2">
          <table:table-cell office:value-type="string" office:string-value="font_bitmap" table:style-name="ce4">
            <text:p>font_bitmap</text:p>
          </table:table-cell>
          <table:table-cell/>
        </table:table-row>
        <table:table-row table:style-name="ro2">
          <table:table-cell office:value-type="string" office:string-value="font_truetype" table:style-name="ce4">
            <text:p>font_truetype</text:p>
          </table:table-cell>
          <table:table-cell/>
        </table:table-row>
        <table:table-row table:style-name="ro2">
          <table:table-cell office:value-type="string" office:string-value="font_type1" table:style-name="ce4">
            <text:p>font_type1</text:p>
          </table:table-cell>
          <table:table-cell/>
        </table:table-row>
        <table:table-row table:style-name="ro2">
          <table:table-cell office:value-type="string" office:string-value="mime_ascii" table:style-name="ce4">
            <text:p>mime_ascii</text:p>
          </table:table-cell>
          <table:table-cell/>
          <table:table-cell table:number-columns-repeated="2"/>
          <table:table-cell office:value-type="string" office:string-value="use" table:style-name="ce4">
            <text:p>use</text:p>
          </table:table-cell>
          <table:table-cell office:value-type="string" office:string-value="text-plain" table:style-name="ce4">
            <text:p>text-plain</text:p>
          </table:table-cell>
          <table:table-cell/>
        </table:table-row>
        <table:table-row table:style-name="ro2">
          <table:table-cell office:value-type="string" office:string-value="misc" table:style-name="ce4">
            <text:p>misc</text:p>
          </table:table-cell>
          <table:table-cell/>
        </table:table-row>
        <table:table-row table:style-name="ro2">
          <table:table-cell office:value-type="string" office:string-value="rpm" table:style-name="ce4">
            <text:p>rpm</text:p>
          </table:table-cell>
          <table:table-cell/>
        </table:table-row>
        <table:table-row table:style-name="ro2">
          <table:table-cell office:value-type="string" office:string-value="shellscript" table:style-name="ce4">
            <text:p>shellscript</text:p>
          </table:table-cell>
          <table:table-cell/>
        </table:table-row>
        <table:table-row table:style-name="ro2">
          <table:table-cell office:value-type="string" office:string-value="tar" table:style-name="ce4">
            <text:p>tar</text:p>
          </table:table-cell>
          <table:table-cell/>
        </table:table-row>
        <table:table-row table:style-name="ro2">
          <table:table-cell office:value-type="string" office:string-value="targz" table:style-name="ce4">
            <text:p>targz</text:p>
          </table:table-cell>
          <table:table-cell/>
        </table:table-row>
        <table:table-row table:style-name="ro2">
          <table:table-cell office:value-type="string" office:string-value="template_source" table:style-name="ce4">
            <text:p>template_source</text:p>
          </table:table-cell>
          <table:table-cell/>
        </table:table-row>
        <table:table-row table:style-name="ro2">
          <table:table-cell office:value-type="string" office:string-value="vcalendar" table:style-name="ce4">
            <text:p>vcalendar</text:p>
          </table:table-cell>
          <table:table-cell/>
        </table:table-row>
        <table:table-row table:style-name="ro2">
          <table:table-cell office:value-type="string" office:string-value="vcard" table:style-name="ce4">
            <text:p>vcard</text:p>
          </table:table-cell>
          <table:table-cell/>
        </table:table-row>
        <table:table-row table:style-name="ro2">
          <table:table-cell office:value-type="string" office:string-value="zip" table:style-name="ce4">
            <text:p>zip</text:p>
          </table:table-cell>
          <table:table-cell/>
        </table:table-row>
        <table:table-row table:style-name="ro2" table:number-rows-repeated="32719">
          <table:table-cell/>
        </table:table-row>
      </table:table>
      <table:table table:name="Places" table:style-name="ta1" table:print-ranges="Places.A1:Places.F30">
        <table:table-column table:style-name="co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 table:number-columns-repeated="2"/>
        <table:table-column table:style-name="co6" table:default-cell-style-name="ce2" table:number-columns-repeated="248"/>
        <table:table-row table:style-name="ro1">
          <table:table-cell office:value-type="string" office:string-value="KDE 3 Name" table:style-name="ce3">
            <text:p>KDE 3 Name</text:p>
          </table:table-cell>
          <table:table-cell office:value-type="string" office:string-value="New Name" table:style-name="ce3">
            <text:p>New Name</text:p>
          </table:table-cell>
          <table:table-cell office:value-type="string" office:string-value="O" table:style-name="ce3">
            <text:p>O</text:p>
          </table:table-cell>
          <table:table-cell office:value-type="string" office:string-value="Type" table:style-name="ce3">
            <text:p>Type</text:p>
          </table:table-cell>
          <table:table-cell/>
        </table:table-row>
        <table:table-row table:style-name="ro2">
          <table:table-cell office:value-type="string" office:string-value="filesystem/folder" table:style-name="ce4">
            <text:p>filesystem/folder</text:p>
          </table:table-cell>
          <table:table-cell office:value-type="string" office:string-value="folder" table:style-name="ce4">
            <text:p>folder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folder-remote" table:style-name="ce4">
            <text:p>folder-remote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folder-remote-ftp" table:style-name="ce4">
            <text:p>folder-remote-ftp</text:p>
          </table:table-cell>
          <table:table-cell/>
          <table:table-cell office:value-type="string" office:string-value="Tango" table:style-name="ce4">
            <text:p>Tango</text:p>
          </table:table-cell>
          <table:table-cell/>
        </table:table-row>
        <table:table-row table:style-name="ro2">
          <table:table-cell/>
          <table:table-cell office:value-type="string" office:string-value="folder-remote-nfs" table:style-name="ce4">
            <text:p>folder-remote-nfs</text:p>
          </table:table-cell>
          <table:table-cell/>
          <table:table-cell office:value-type="string" office:string-value="Tango" table:style-name="ce4">
            <text:p>Tango</text:p>
          </table:table-cell>
          <table:table-cell/>
        </table:table-row>
        <table:table-row table:style-name="ro2">
          <table:table-cell/>
          <table:table-cell office:value-type="string" office:string-value="folder-remote-smb" table:style-name="ce4">
            <text:p>folder-remote-smb</text:p>
          </table:table-cell>
          <table:table-cell/>
          <table:table-cell office:value-type="string" office:string-value="Tango" table:style-name="ce4">
            <text:p>Tango</text:p>
          </table:table-cell>
          <table:table-cell/>
        </table:table-row>
        <table:table-row table:style-name="ro2">
          <table:table-cell/>
          <table:table-cell office:value-type="string" office:string-value="folder-remote-ssh" table:style-name="ce4">
            <text:p>folder-remote-ssh</text:p>
          </table:table-cell>
          <table:table-cell/>
          <table:table-cell office:value-type="string" office:string-value="Tango" table:style-name="ce4">
            <text:p>Tango</text:p>
          </table:table-cell>
          <table:table-cell/>
        </table:table-row>
        <table:table-row table:style-name="ro2">
          <table:table-cell/>
          <table:table-cell office:value-type="string" office:string-value="folder-saved-search" table:style-name="ce4">
            <text:p>folder-saved-search</text:p>
          </table:table-cell>
          <table:table-cell/>
          <table:table-cell office:value-type="string" office:string-value="Tango" table:style-name="ce4">
            <text:p>Tango</text:p>
          </table:table-cell>
          <table:table-cell/>
        </table:table-row>
        <table:table-row table:style-name="ro2">
          <table:table-cell office:value-type="string" office:string-value="filesystems/folder_sent_mail" table:style-name="ce4">
            <text:p>filesystems/folder_sent_mail</text:p>
          </table:table-cell>
          <table:table-cell office:value-type="string" office:string-value="mail-folder-sent" table:style-name="ce4">
            <text:p>mail-folder-sent</text:p>
          </table:table-cell>
          <table:table-cell/>
          <table:table-cell office:value-type="string" office:string-value="Tango" table:style-name="ce4">
            <text:p>Tango</text:p>
          </table:table-cell>
          <table:table-cell/>
        </table:table-row>
        <table:table-row table:style-name="ro2">
          <table:table-cell/>
          <table:table-cell office:value-type="string" office:string-value="mail-inbox" table:style-name="ce4">
            <text:p>mail-inbox</text:p>
          </table:table-cell>
          <table:table-cell/>
          <table:table-cell office:value-type="string" office:string-value="Tango" table:style-name="ce4">
            <text:p>Tango</text:p>
          </table:table-cell>
          <table:table-cell/>
        </table:table-row>
        <table:table-row table:style-name="ro2">
          <table:table-cell/>
          <table:table-cell office:value-type="string" office:string-value="mail-outbox" table:style-name="ce4">
            <text:p>mail-outbox</text:p>
          </table:table-cell>
          <table:table-cell/>
          <table:table-cell office:value-type="string" office:string-value="Tango" table:style-name="ce4">
            <text:p>Tango</text:p>
          </table:table-cell>
          <table:table-cell/>
        </table:table-row>
        <table:table-row table:style-name="ro2">
          <table:table-cell office:value-type="string" office:string-value="*/network" table:style-name="ce4">
            <text:p>*/network</text:p>
          </table:table-cell>
          <table:table-cell office:value-type="string" office:string-value="network" table:style-name="ce4">
            <text:p>network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KDE Only" table:style-name="ce4">
            <text:p>KDE Only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actions/network" table:style-name="ce4">
            <text:p>actions/network</text:p>
          </table:table-cell>
          <table:table-cell/>
        </table:table-row>
        <table:table-row table:style-name="ro2">
          <table:table-cell office:value-type="string" office:string-value="filesystems/server" table:style-name="ce4">
            <text:p>filesystems/server</text:p>
          </table:table-cell>
          <table:table-cell office:value-type="string" office:string-value="network-server" table:style-name="ce4">
            <text:p>network-server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filesystems/network_local" table:style-name="ce4">
            <text:p>filesystems/network_local</text:p>
          </table:table-cell>
          <table:table-cell office:value-type="string" office:string-value="network-workgroup" table:style-name="ce4">
            <text:p>network-workgroup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network-wired" table:style-name="ce4">
            <text:p>network-wired</text:p>
          </table:table-cell>
          <table:table-cell/>
        </table:table-row>
        <table:table-row table:style-name="ro2">
          <table:table-cell/>
          <table:table-cell office:value-type="string" office:string-value="start-here" table:style-name="ce4">
            <text:p>start-here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apps/kmenu" table:style-name="ce4">
            <text:p>apps/kmenu</text:p>
          </table:table-cell>
          <table:table-cell office:value-type="string" office:string-value="start-here-kde" table:style-name="ce4">
            <text:p>start-here-kde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KDE Only" table:style-name="ce4">
            <text:p>KDE Only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apps/kmenu" table:style-name="ce4">
            <text:p>apps/kmenu</text:p>
          </table:table-cell>
          <table:table-cell/>
        </table:table-row>
        <table:table-row table:style-name="ro2">
          <table:table-cell office:value-type="string" office:string-value="filesystems/desktop" table:style-name="ce4">
            <text:p>filesystems/desktop</text:p>
          </table:table-cell>
          <table:table-cell office:value-type="string" office:string-value="user-desktop" table:style-name="ce4">
            <text:p>user-desktop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filesystems/folder_home" table:style-name="ce4">
            <text:p>filesystems/folder_home</text:p>
          </table:table-cell>
          <table:table-cell office:value-type="string" office:string-value="user-home" table:style-name="ce4">
            <text:p>user-home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trashcan_empty" table:style-name="ce4">
            <text:p>trashcan_empty</text:p>
          </table:table-cell>
          <table:table-cell office:value-type="string" office:string-value="user-trash" table:style-name="ce4">
            <text:p>user-trash</text:p>
          </table:table-cell>
          <table:table-cell office:value-type="string" office:string-value="OK" table:style-name="ce4">
            <text:p>OK</text:p>
          </table:table-cell>
          <table:table-cell office:value-type="string" office:string-value="FD.o" table:style-name="ce4">
            <text:p>FD.o</text:p>
          </table:table-cell>
          <table:table-cell/>
        </table:table-row>
        <table:table-row table:style-name="ro2" table:number-rows-repeated="32748">
          <table:table-cell/>
        </table:table-row>
      </table:table>
      <table:table table:name="Status" table:style-name="ta1" table:print-ranges="Status.A1:Status.F30">
        <table:table-column table:style-name="co10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 table:number-columns-repeated="2"/>
        <table:table-column table:style-name="co6" table:default-cell-style-name="ce2" table:number-columns-repeated="248"/>
        <table:table-row table:style-name="ro1">
          <table:table-cell office:value-type="string" office:string-value="KDE 3 Name" table:style-name="ce3">
            <text:p>KDE 3 Name</text:p>
          </table:table-cell>
          <table:table-cell office:value-type="string" office:string-value="New Name" table:style-name="ce3">
            <text:p>New Name</text:p>
          </table:table-cell>
          <table:table-cell office:value-type="string" office:string-value="O" table:style-name="ce3">
            <text:p>O</text:p>
          </table:table-cell>
          <table:table-cell office:value-type="string" office:string-value="Type" table:style-name="ce3">
            <text:p>Type</text:p>
          </table:table-cell>
          <table:table-cell/>
        </table:table-row>
        <table:table-row table:style-name="ro2">
          <table:table-cell/>
          <table:table-cell office:value-type="string" office:string-value="appointment-missed" table:style-name="ce4">
            <text:p>appointment-missed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appointment-soon" table:style-name="ce4">
            <text:p>appointment-soon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audio-volume-high" table:style-name="ce4">
            <text:p>audio-volume-high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audio-volume-low" table:style-name="ce4">
            <text:p>audio-volume-low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audio-volume-medium" table:style-name="ce4">
            <text:p>audio-volume-medium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audio-volume-muted" table:style-name="ce4">
            <text:p>audio-volume-muted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battery-caution" table:style-name="ce4">
            <text:p>battery-caution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actions/battery-discharging-040" table:style-name="ce4">
            <text:p>actions/battery-discharging-040</text:p>
          </table:table-cell>
          <table:table-cell/>
        </table:table-row>
        <table:table-row table:style-name="ro2">
          <table:table-cell/>
          <table:table-cell office:value-type="string" office:string-value="battery-low" table:style-name="ce4">
            <text:p>battery-low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actions/battery-discharging-020" table:style-name="ce4">
            <text:p>actions/battery-discharging-020</text:p>
          </table:table-cell>
          <table:table-cell/>
        </table:table-row>
        <table:table-row table:style-name="ro2">
          <table:table-cell office:value-type="string" office:string-value="apps/error" table:style-name="ce4">
            <text:p>apps/error</text:p>
          </table:table-cell>
          <table:table-cell office:value-type="string" office:string-value="dialog-error" table:style-name="ce4">
            <text:p>dialog-error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actions/dialog-error" table:style-name="ce4">
            <text:p>actions/dialog-error</text:p>
          </table:table-cell>
          <table:table-cell/>
        </table:table-row>
        <table:table-row table:style-name="ro2">
          <table:table-cell office:value-type="string" office:string-value="actions/info" table:style-name="ce4">
            <text:p>actions/info</text:p>
          </table:table-cell>
          <table:table-cell office:value-type="string" office:string-value="dialog-information" table:style-name="ce4">
            <text:p>dialog-information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actions/dialog-information" table:style-name="ce4">
            <text:p>actions/dialog-information</text:p>
          </table:table-cell>
          <table:table-cell/>
        </table:table-row>
        <table:table-row table:style-name="ro2">
          <table:table-cell office:value-type="string" office:string-value="apps/password" table:style-name="ce4">
            <text:p>apps/password</text:p>
          </table:table-cell>
          <table:table-cell office:value-type="string" office:string-value="dialog-password" table:style-name="ce4">
            <text:p>dialog-password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actions/password" table:style-name="ce4">
            <text:p>actions/password</text:p>
          </table:table-cell>
          <table:table-cell/>
        </table:table-row>
        <table:table-row table:style-name="ro2">
          <table:table-cell/>
          <table:table-cell office:value-type="string" office:string-value="dialog-question" table:style-name="ce4">
            <text:p>dialog-question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actions/*warning" table:style-name="ce4">
            <text:p>actions/*warning</text:p>
          </table:table-cell>
          <table:table-cell office:value-type="string" office:string-value="dialog-warning" table:style-name="ce4">
            <text:p>dialog-warning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actions/dialog-warning" table:style-name="ce4">
            <text:p>actions/dialog-warning</text:p>
          </table:table-cell>
          <table:table-cell/>
        </table:table-row>
        <table:table-row table:style-name="ro2">
          <table:table-cell/>
          <table:table-cell office:value-type="string" office:string-value="folder-drag-accept" table:style-name="ce4">
            <text:p>folder-drag-accept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filesystems/folder-open" table:style-name="ce4">
            <text:p>filesystems/folder-open</text:p>
          </table:table-cell>
          <table:table-cell office:value-type="string" office:string-value="folder-open" table:style-name="ce4">
            <text:p>folder-open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actions/folder-open" table:style-name="ce4">
            <text:p>actions/folder-open</text:p>
          </table:table-cell>
          <table:table-cell/>
        </table:table-row>
        <table:table-row table:style-name="ro2">
          <table:table-cell/>
          <table:table-cell office:value-type="string" office:string-value="folder-visiting" table:style-name="ce4">
            <text:p>folder-visiting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image-loading" table:style-name="ce4">
            <text:p>image-loading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image-missing" table:style-name="ce4">
            <text:p>image-missing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mail-attachment" table:style-name="ce4">
            <text:p>mail-attachment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mail-unread" table:style-name="ce4">
            <text:p>mail-unread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mail-read" table:style-name="ce4">
            <text:p>mail-read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mail-replied" table:style-name="ce4">
            <text:p>mail-replied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mail-signed" table:style-name="ce4">
            <text:p>mail-signed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mail-signed-verified" table:style-name="ce4">
            <text:p>mail-signed-verified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media-playlist-repeat" table:style-name="ce4">
            <text:p>media-playlist-repeat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media-playlist-shuffle" table:style-name="ce4">
            <text:p>media-playlist-shuffle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network-error" table:style-name="ce4">
            <text:p>network-error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actions/connect_established" table:style-name="ce4">
            <text:p>actions/connect_established</text:p>
          </table:table-cell>
          <table:table-cell office:value-type="string" office:string-value="network-idle" table:style-name="ce4">
            <text:p>network-idle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actions/connect_no" table:style-name="ce4">
            <text:p>actions/connect_no</text:p>
          </table:table-cell>
          <table:table-cell office:value-type="string" office:string-value="network-offline" table:style-name="ce4">
            <text:p>network-offline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network-receive" table:style-name="ce4">
            <text:p>network-receive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network-transmit" table:style-name="ce4">
            <text:p>network-transmit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actions/connect_creating" table:style-name="ce4">
            <text:p>actions/connect_creating</text:p>
          </table:table-cell>
          <table:table-cell office:value-type="string" office:string-value="network-transmit-receive" table:style-name="ce4">
            <text:p>network-transmit-receive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network-wireless-encrypted" table:style-name="ce4">
            <text:p>network-wireless-encrypted</text:p>
          </table:table-cell>
          <table:table-cell/>
          <table:table-cell office:value-type="string" office:string-value="Tango" table:style-name="ce4">
            <text:p>Tango</text:p>
          </table:table-cell>
          <table:table-cell/>
        </table:table-row>
        <table:table-row table:style-name="ro2">
          <table:table-cell/>
          <table:table-cell office:value-type="string" office:string-value="network-wireless-high" table:style-name="ce4">
            <text:p>network-wireless-high</text:p>
          </table:table-cell>
          <table:table-cell/>
          <table:table-cell office:value-type="string" office:string-value="Tango" table:style-name="ce4">
            <text:p>Tango</text:p>
          </table:table-cell>
          <table:table-cell/>
        </table:table-row>
        <table:table-row table:style-name="ro2">
          <table:table-cell/>
          <table:table-cell office:value-type="string" office:string-value="network-wireless-low" table:style-name="ce4">
            <text:p>network-wireless-low</text:p>
          </table:table-cell>
          <table:table-cell/>
          <table:table-cell office:value-type="string" office:string-value="Tango" table:style-name="ce4">
            <text:p>Tango</text:p>
          </table:table-cell>
          <table:table-cell/>
        </table:table-row>
        <table:table-row table:style-name="ro2">
          <table:table-cell/>
          <table:table-cell office:value-type="string" office:string-value="network-wireless-medium" table:style-name="ce4">
            <text:p>network-wireless-medium</text:p>
          </table:table-cell>
          <table:table-cell/>
          <table:table-cell office:value-type="string" office:string-value="Tango" table:style-name="ce4">
            <text:p>Tango</text:p>
          </table:table-cell>
          <table:table-cell/>
        </table:table-row>
        <table:table-row table:style-name="ro2">
          <table:table-cell/>
          <table:table-cell office:value-type="string" office:string-value="printer-error" table:style-name="ce4">
            <text:p>printer-error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printer-printing" table:style-name="ce4">
            <text:p>printer-printing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security-high" table:style-name="ce4">
            <text:p>security-high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security-medium" table:style-name="ce4">
            <text:p>security-medium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security-low" table:style-name="ce4">
            <text:p>security-low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software-update-available" table:style-name="ce4">
            <text:p>software-update-available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software-update-urgent" table:style-name="ce4">
            <text:p>software-update-urgent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sync-error" table:style-name="ce4">
            <text:p>sync-error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sync-synchronizing" table:style-name="ce4">
            <text:p>sync-synchronizing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task-due" table:style-name="ce4">
            <text:p>task-due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task-passed-due" table:style-name="ce11">
            <text:p>task-passed-due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user-away" table:style-name="ce4">
            <text:p>user-away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user-idle" table:style-name="ce4">
            <text:p>user-idle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user-offline" table:style-name="ce4">
            <text:p>user-offline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user-online" table:style-name="ce4">
            <text:p>user-online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filesystems/trashcan_full" table:style-name="ce4">
            <text:p>filesystems/trashcan_full</text:p>
          </table:table-cell>
          <table:table-cell office:value-type="string" office:string-value="user-trash-full" table:style-name="ce4">
            <text:p>user-trash-full</text:p>
          </table:table-cell>
          <table:table-cell office:value-type="string" office:string-value="-&gt;" table:style-name="ce4">
            <text:p>-&gt;</text:p>
          </table:table-cell>
          <table:table-cell office:value-type="string" office:string-value="FD.o" table:style-name="ce4">
            <text:p>FD.o</text:p>
          </table:table-cell>
          <table:table-cell office:value-type="string" office:string-value="rename" table:style-name="ce4">
            <text:p>rename</text:p>
          </table:table-cell>
          <table:table-cell office:value-type="string" office:string-value="places/user-trash-full" table:style-name="ce4">
            <text:p>places/user-trash-full</text:p>
          </table:table-cell>
          <table:table-cell/>
        </table:table-row>
        <table:table-row table:style-name="ro2">
          <table:table-cell office:value-type="string" office:string-value="[kweather]sunnny" table:style-name="ce4">
            <text:p>[kweather]sunnny</text:p>
          </table:table-cell>
          <table:table-cell office:value-type="string" office:string-value="weather-clear" table:style-name="ce4">
            <text:p>weather-clear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[kweather]sunny_night" table:style-name="ce4">
            <text:p>[kweather]sunny_night</text:p>
          </table:table-cell>
          <table:table-cell office:value-type="string" office:string-value="weather-clear-night" table:style-name="ce4">
            <text:p>weather-clear-night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[kweather]cloudy1" table:style-name="ce4">
            <text:p>[kweather]cloudy1</text:p>
          </table:table-cell>
          <table:table-cell office:value-type="string" office:string-value="weather-few-clouds" table:style-name="ce11">
            <text:p>weather-few-clouds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[kweather]cloudy1_night" table:style-name="ce4">
            <text:p>[kweather]cloudy1_night</text:p>
          </table:table-cell>
          <table:table-cell office:value-type="string" office:string-value="weather-few-clouds-night" table:style-name="ce11">
            <text:p>weather-few-clouds-night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[kweather]fog" table:style-name="ce4">
            <text:p>[kweather]fog</text:p>
          </table:table-cell>
          <table:table-cell office:value-type="string" office:string-value="weather-fog" table:style-name="ce4">
            <text:p>weather-fog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[kweather]fog-night" table:style-name="ce4">
            <text:p>[kweather]fog-night</text:p>
          </table:table-cell>
          <table:table-cell office:value-type="string" office:string-value="weather-fog-night" table:style-name="ce4">
            <text:p>weather-fog-night</text:p>
          </table:table-cell>
          <table:table-cell/>
          <table:table-cell office:value-type="string" office:string-value="new" table:style-name="ce4">
            <text:p>new</text:p>
          </table:table-cell>
          <table:table-cell/>
        </table:table-row>
        <table:table-row table:style-name="ro2">
          <table:table-cell office:value-type="string" office:string-value="[kweather]cloudy5" table:style-name="ce4">
            <text:p>[kweather]cloudy5</text:p>
          </table:table-cell>
          <table:table-cell office:value-type="string" office:string-value="weather-overcast" table:style-name="ce4">
            <text:p>weather-overcast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[kweather]" table:style-name="ce4">
            <text:p>[kweather]</text:p>
          </table:table-cell>
          <table:table-cell office:value-type="string" office:string-value="weather-severe-alert" table:style-name="ce11">
            <text:p>weather-severe-alert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[kweather]cloudy5" table:style-name="ce4">
            <text:p>[kweather]cloudy5</text:p>
          </table:table-cell>
          <table:table-cell office:value-type="string" office:string-value="weather-showers" table:style-name="ce4">
            <text:p>weather-showers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/>
          <table:table-cell office:value-type="string" office:string-value="weather-showers-scattered" table:style-name="ce4">
            <text:p>weather-showers-scattered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[kweather]snow5" table:style-name="ce4">
            <text:p>[kweather]snow5</text:p>
          </table:table-cell>
          <table:table-cell office:value-type="string" office:string-value="weather-snow" table:style-name="ce4">
            <text:p>weather-snow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>
          <table:table-cell office:value-type="string" office:string-value="[kweather]snow5" table:style-name="ce4">
            <text:p>[kweather]snow5</text:p>
          </table:table-cell>
          <table:table-cell office:value-type="string" office:string-value="weather-storm" table:style-name="ce4">
            <text:p>weather-storm</text:p>
          </table:table-cell>
          <table:table-cell/>
          <table:table-cell office:value-type="string" office:string-value="FD.o" table:style-name="ce4">
            <text:p>FD.o</text:p>
          </table:table-cell>
          <table:table-cell/>
        </table:table-row>
        <table:table-row table:style-name="ro2" table:number-rows-repeated="3270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75pt"/>
    </style:default-style>
    <style:default-style style:family="table-row">
      <style:table-row-properties style:row-height="15pt"/>
    </style:default-style>
    <style:default-style style:family="table-cell">
      <style:table-cell-properties fo:background-color="#ffffff" style:cell-protect="protected" style:vertical-align="middle"/>
      <style:text-properties fo:color="#000000" fo:font-family="Arial" fo:font-size="12pt"/>
    </style:default-style>
    <style:style style:name="custom-style1" style:display-name="Default" style:family="table-cell">
      <style:text-properties fo:color="#000000"/>
    </style:style>
    <style:style style:name="custom-style2" style:display-name="Heading" style:family="table-cell" style:parent-style-name="Default">
      <style:table-cell-properties style:text-align-source="fix"/>
      <style:paragraph-properties fo:text-align="center"/>
      <style:text-properties fo:font-size="16pt" fo:font-style="italic" fo:font-weight="bold"/>
    </style:style>
    <style:style style:name="custom-style3" style:display-name="Heading1" style:family="table-cell" style:parent-style-name="Heading">
      <style:table-cell-properties style:rotation-align="none" style:rotation-angle="90"/>
    </style:style>
    <style:style style:name="custom-style4" style:display-name="Result" style:family="table-cell" style:parent-style-name="Default">
      <style:text-properties fo:font-style="italic" fo:font-weight="bold" style:text-underline-color="font-color" style:text-underline-style="solid" style:text-underline-width="auto"/>
    </style:style>
    <style:style style:name="custom-style5" style:data-style-name="N1" style:display-name="Result2" style:family="table-cell" style:parent-style-name="Result"/>
  </office:styles>
  <office:automatic-styles>
    <style:page-layout style:name="pm1">
      <style:page-layout-properties fo:margin-bottom="35.9999996486639pt" fo:margin-left="35.9999996486639pt" fo:margin-right="35.9999996486639pt" fo:margin-top="35.9999996486639pt" fo:page-height="1190.5532436pt" fo:page-width="841.89122226pt" style:print="grid objects charts drawings zero-values" style:print-orientation="portrait"/>
    </style:page-layout>
  </office:automatic-styles>
  <office:master-styles>
    <style:master-page style:name="Standard1" style:page-layout-name="pm1">
      <style:header>
        <style:region-left>
          <text:p/>
        </style:region-left>
        <style:region-center>
          <text:p>
   <text:sheet-name>???</text:sheet-name>
  </text:p>
        </style:region-center>
        <style:region-right>
          <text:p/>
        </style:region-right>
      </style:header>
      <style:footer>
        <style:region-left>
          <text:p/>
        </style:region-left>
        <style:region-center>
          <text:p>
   <text:page-number>1</text:page-number>
  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initial-creator>Unknown</meta:initial-creator>
    <meta:editing-cycles>9</meta:editing-cycles>
    <meta:creation-date>2007-07-18T17:29:05</meta:creation-date>
    <dc:date>2007-07-22T15:42:00</dc:date>
    <dc:creator>James Tyrer</dc:creator>
  </office:meta>
</office:document-meta>
</file>